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7.4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none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8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69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81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a500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89" style:family="table-cell" style:parent-style-name="Default">
      <style:table-cell-properties fo:border-bottom="0.51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91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45" style:family="table-cell" style:parent-style-name="Default" style:data-style-name="N75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5" style:family="table-cell" style:parent-style-name="Default" style:data-style-name="N4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8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51pt solid #000000" style:cell-protect="none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02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0.51pt solid #000000" style:cell-protect="none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style:cell-protect="protected formula-hidden" style:print-content="true" style:text-align-source="value-type" style:repeat-content="false"/>
      <style:paragraph-properties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fo:background-color="#ffffe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0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10">
      <style:table-cell-properties fo:background-color="#ffffe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3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1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2">
      <style:table-cell-properties fo:background-color="#ffffe0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 style:data-style-name="N2">
      <style:table-cell-properties fo:background-color="#ffffe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</style:style>
    <style:style style:name="ce130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11">
      <style:table-cell-properties fo:background-color="#ffffe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51pt solid #000000" fo:border-left="0.51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51pt solid #000000" fo:border-left="none" fo:border-right="none" fo:border-top="0.06pt solid #000000"/>
    </style:style>
    <style:style style:name="ce142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51pt solid #000000" fo:border-left="none" fo:border-right="none" fo:border-top="0.06pt solid #000000"/>
      <style:text-properties fo:font-size="10pt" style:font-size-asian="10pt" style:font-size-complex="10pt"/>
    </style:style>
    <style:style style:name="ce46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Hyperlink">
      <style:table-cell-properties fo:border-bottom="0.51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7" style:family="table-cell" style:parent-style-name="Default" style:data-style-name="N99"/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0.51pt solid #000000" fo:border-left="0.06pt solid #000000" fo:border-right="none" fo:border-top="0.06pt solid #000000"/>
      <style:text-properties fo:font-size="18pt" style:font-size-asian="18pt" style:font-size-complex="18pt"/>
    </style:style>
    <style:style style:name="ce25" style:family="table-cell" style:parent-style-name="Default">
      <style:table-cell-properties style:text-align-source="fix" style:repeat-content="false" style:rotation-angle="45" style:rotation-align="none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order-bottom="0.51pt solid #000000" fo:border-left="none" fo:border-right="none" fo:border-top="0.06pt solid #000000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1" style:family="table-cell" style:parent-style-name="Default">
      <style:table-cell-properties fo:border-bottom="0.51pt solid #000000" fo:border-left="none" fo:border-right="0.51pt solid #000000" fo:border-top="0.06pt solid #000000"/>
      <style:text-properties fo:font-size="18pt" style:font-size-asian="18pt" style:font-size-complex="18pt"/>
    </style:style>
    <style:style style:name="ce32" style:family="table-cell" style:parent-style-name="Default">
      <style:table-cell-properties style:cell-protect="protected" style:print-content="false"/>
      <style:text-properties fo:color="#ffa500"/>
    </style:style>
    <style:style style:name="ce60" style:family="table-cell" style:parent-style-name="Default" style:data-style-name="N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37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</table:content-validations>
      <table:table table:name="Campiona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e Campionato</text:p>
          </table:table-cell>
          <table:table-cell office:value-type="string" calcext:value-type="string">
            <text:p>Campionato a 10 Squadre sola andata</text:p>
          </table:table-cell>
        </table:table-row>
        <table:table-row table:style-name="ro1">
          <table:table-cell office:value-type="string" calcext:value-type="string">
            <text:p>Nazione/Regione/Sezione</text:p>
          </table:table-cell>
          <table:table-cell office:value-type="string" calcext:value-type="string">
            <text:p>Zoolandia</text:p>
          </table:table-cell>
        </table:table-row>
        <table:table-row table:style-name="ro1">
          <table:table-cell office:value-type="string" calcext:value-type="string">
            <text:p>Stagione</text:p>
          </table:table-cell>
          <table:table-cell office:value-type="string" calcext:value-type="string">
            <text:p>2020/2021</text:p>
          </table:table-cell>
        </table:table-row>
        <table:table-row table:style-name="ro1">
          <table:table-cell office:value-type="string" calcext:value-type="string">
            <text:p>Punti vitto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ti sconfi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ti forfai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10" table:default-cell-style-name="ce70"/>
        <table:table-column table:style-name="co3" table:number-columns-repeated="10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68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68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69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69"/>
          <table:covered-table-cell table:number-columns-repeated="2" table:style-name="ce71"/>
          <table:covered-table-cell table:style-name="ce74"/>
          <table:table-cell table:style-name="ce69" table:formula="of:=[.$E3]" office:value-type="string" office:string-value="Albatros" calcext:value-type="string">
            <text:p>Albatros</text:p>
          </table:table-cell>
          <table:table-cell table:style-name="ce69" table:formula="of:=[.$E4]" office:value-type="string" office:string-value="Barracuda" calcext:value-type="string">
            <text:p>Barracuda</text:p>
          </table:table-cell>
          <table:table-cell table:style-name="ce69" table:formula="of:=[.$E5]" office:value-type="string" office:string-value="Cinghiali" calcext:value-type="string">
            <text:p>Cinghiali</text:p>
          </table:table-cell>
          <table:table-cell table:style-name="ce69" table:formula="of:=[.$E6]" office:value-type="string" office:string-value="Delfini" calcext:value-type="string">
            <text:p>Delfini</text:p>
          </table:table-cell>
          <table:table-cell table:style-name="ce69" table:formula="of:=[.$E7]" office:value-type="string" office:string-value="Elefanti" calcext:value-type="string">
            <text:p>Elefanti</text:p>
          </table:table-cell>
          <table:table-cell table:style-name="ce69" table:formula="of:=[.$E8]" office:value-type="string" office:string-value="Fenicotteri" calcext:value-type="string">
            <text:p>Fenicotteri</text:p>
          </table:table-cell>
          <table:table-cell table:style-name="ce69" table:formula="of:=[.$E9]" office:value-type="string" office:string-value="Gazzelle" calcext:value-type="string">
            <text:p>Gazzelle</text:p>
          </table:table-cell>
          <table:table-cell table:style-name="ce69" table:formula="of:=[.$E10]" office:value-type="string" office:string-value="Iene" calcext:value-type="string">
            <text:p>Iene</text:p>
          </table:table-cell>
          <table:table-cell table:style-name="ce69" table:formula="of:=[.$E11]" office:value-type="string" office:string-value="Leoni" calcext:value-type="string">
            <text:p>Leoni</text:p>
          </table:table-cell>
          <table:table-cell table:style-name="ce69" table:formula="of:=[.$E12]" office:value-type="string" office:string-value="Marmotte" calcext:value-type="string">
            <text:p>Marmotte</text:p>
          </table:table-cell>
          <table:table-cell table:style-name="ce69" table:formula="of:=[.$E3]" office:value-type="string" office:string-value="Albatros" calcext:value-type="string">
            <text:p>Albatros</text:p>
          </table:table-cell>
          <table:table-cell table:style-name="ce69" table:formula="of:=[.$E4]" office:value-type="string" office:string-value="Barracuda" calcext:value-type="string">
            <text:p>Barracuda</text:p>
          </table:table-cell>
          <table:table-cell table:style-name="ce69" table:formula="of:=[.$E5]" office:value-type="string" office:string-value="Cinghiali" calcext:value-type="string">
            <text:p>Cinghiali</text:p>
          </table:table-cell>
          <table:table-cell table:style-name="ce69" table:formula="of:=[.$E6]" office:value-type="string" office:string-value="Delfini" calcext:value-type="string">
            <text:p>Delfini</text:p>
          </table:table-cell>
          <table:table-cell table:style-name="ce69" table:formula="of:=[.$E7]" office:value-type="string" office:string-value="Elefanti" calcext:value-type="string">
            <text:p>Elefanti</text:p>
          </table:table-cell>
          <table:table-cell table:style-name="ce69" table:formula="of:=[.$E8]" office:value-type="string" office:string-value="Fenicotteri" calcext:value-type="string">
            <text:p>Fenicotteri</text:p>
          </table:table-cell>
          <table:table-cell table:style-name="ce69" table:formula="of:=[.$E9]" office:value-type="string" office:string-value="Gazzelle" calcext:value-type="string">
            <text:p>Gazzelle</text:p>
          </table:table-cell>
          <table:table-cell table:style-name="ce69" table:formula="of:=[.$E10]" office:value-type="string" office:string-value="Iene" calcext:value-type="string">
            <text:p>Iene</text:p>
          </table:table-cell>
          <table:table-cell table:style-name="ce69" table:formula="of:=[.$E11]" office:value-type="string" office:string-value="Leoni" calcext:value-type="string">
            <text:p>Leoni</text:p>
          </table:table-cell>
          <table:table-cell table:style-name="ce69" table:formula="of:=[.$E12]" office:value-type="string" office:string-value="Marmotte" calcext:value-type="string">
            <text:p>Marmotte</text:p>
          </table:table-cell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3" office:value-type="string" calcext:value-type="string">
            <text:p>Albatros</text:p>
          </table:table-cell>
          <table:table-cell table:style-name="ce13" table:formula="of:=&quot;Campo &quot;&amp;[.A3]" office:value-type="string" office:string-value="Campo Albatros" calcext:value-type="string">
            <text:p>Campo Albatros</text:p>
          </table:table-cell>
          <table:table-cell table:style-name="ce13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6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6+000+000-176+149+289" calcext:value-type="string">
            <text:p>006+000+000-176+149+289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string" office:string-value="-" calcext:value-type="string">
            <text:p>-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string" office:string-value="-" calcext:value-type="string">
            <text:p>-</text:p>
          </table:table-cell>
          <table:table-cell table:formula="of:=IF(AND([.$E3]&lt;&gt;[.AA$2];VLOOKUP([.$E3];areaCercaPuntiClassificaSquadre;3;0)=VLOOKUP([.AA$2];areaCercaPuntiClassificaSquadre;3;0));SUMIFS(areaDifferenzaPuntiACalendario;areaSquadraACalendario;[.$E3];areaSquadraBCalendario;[.AA$2])+SUMIFS(areaDifferenzaPuntiBCalendario;areaSquadraBCalendario;[.$E3];areaSquadraACalendario;[.AA$2]);&quot;-&quot;)" office:value-type="string" office:string-value="-" calcext:value-type="string">
            <text:p>-</text:p>
          </table:table-cell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string" office:string-value="-" calcext:value-type="string">
            <text:p>-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string" office:string-value="-" calcext:value-type="string">
            <text:p>-</text:p>
          </table:table-cell>
          <table:table-cell table:formula="of:=IF(AND([.$E3]&lt;&gt;[.AK$2];VLOOKUP([.$E3];areaCercaPuntiClassificaSquadre;3;0)=VLOOKUP([.AK$2];areaCercaPuntiClassificaSquadre;3;0));SUMIFS(areaPuntiFattiACalendario;areaSquadraACalendario;[.$E3];areaSquadraBCalendario;[.AK$2])+SUMIFS(areaPuntiFattiBCalendario;areaSquadraBCalendario;[.$E3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Barracuda</text:p>
          </table:table-cell>
          <table:table-cell table:style-name="ce13" table:formula="of:=&quot;Campo &quot;&amp;[.A4]" office:value-type="string" office:string-value="Campo Barracuda" calcext:value-type="string">
            <text:p>Campo Barracuda</text:p>
          </table:table-cell>
          <table:table-cell table:style-name="ce13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09+000+000+080+359+781" calcext:value-type="string">
            <text:p>009+000+000+080+359+781</text:p>
          </table:table-cell>
          <table:table-cell table:formula="of:=[.I4]*constPuntiVittoria+[.J4]*constPuntiSconfitta+[.K4]*constPuntiForfait" office:value-type="float" office:value="9" calcext:value-type="float">
            <text:p>9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string" office:string-value="-" calcext:value-type="string">
            <text:p>-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string" office:string-value="-" calcext:value-type="string">
            <text:p>-</text:p>
          </table:table-cell>
          <table:table-cell table:formula="of:=IF(AND([.$E4]&lt;&gt;[.AA$2];VLOOKUP([.$E4];areaCercaPuntiClassificaSquadre;3;0)=VLOOKUP([.AA$2];areaCercaPuntiClassificaSquadre;3;0));SUMIFS(areaDifferenzaPuntiACalendario;areaSquadraACalendario;[.$E4];areaSquadraBCalendario;[.AA$2])+SUMIFS(areaDifferenzaPuntiBCalendario;areaSquadraBCalendario;[.$E4];areaSquadraACalendario;[.AA$2]);&quot;-&quot;)" office:value-type="string" office:string-value="-" calcext:value-type="string">
            <text:p>-</text:p>
          </table:table-cell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string" office:string-value="-" calcext:value-type="string">
            <text:p>-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string" office:string-value="-" calcext:value-type="string">
            <text:p>-</text:p>
          </table:table-cell>
          <table:table-cell table:formula="of:=IF(AND([.$E4]&lt;&gt;[.AK$2];VLOOKUP([.$E4];areaCercaPuntiClassificaSquadre;3;0)=VLOOKUP([.AK$2];areaCercaPuntiClassificaSquadre;3;0));SUMIFS(areaPuntiFattiACalendario;areaSquadraACalendario;[.$E4];areaSquadraBCalendario;[.AK$2])+SUMIFS(areaPuntiFattiBCalendario;areaSquadraBCalendario;[.$E4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Cinghiali</text:p>
          </table:table-cell>
          <table:table-cell table:style-name="ce13" table:formula="of:=&quot;Campo &quot;&amp;[.A5]" office:value-type="string" office:string-value="Campo Cinghiali" calcext:value-type="string">
            <text:p>Campo Cinghiali</text:p>
          </table:table-cell>
          <table:table-cell table:style-name="ce13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08+002+050-091+223+664" calcext:value-type="string">
            <text:p>008+002+050-091+223+664</text:p>
          </table:table-cell>
          <table:table-cell table:formula="of:=[.I5]*constPuntiVittoria+[.J5]*constPuntiSconfitta+[.K5]*constPuntiForfait" office:value-type="float" office:value="8" calcext:value-type="float">
            <text:p>8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string" office:string-value="-" calcext:value-type="string">
            <text:p>-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string" office:string-value="-" calcext:value-type="string">
            <text:p>-</text:p>
          </table:table-cell>
          <table:table-cell table:formula="of:=IF(AND([.$E5]&lt;&gt;[.AA$2];VLOOKUP([.$E5];areaCercaPuntiClassificaSquadre;3;0)=VLOOKUP([.AA$2];areaCercaPuntiClassificaSquadre;3;0));SUMIFS(areaDifferenzaPuntiACalendario;areaSquadraACalendario;[.$E5];areaSquadraBCalendario;[.AA$2])+SUMIFS(areaDifferenzaPuntiBCalendario;areaSquadraBCalendario;[.$E5];areaSquadraACalendario;[.AA$2]);&quot;-&quot;)" office:value-type="string" office:string-value="-" calcext:value-type="string">
            <text:p>-</text:p>
          </table:table-cell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string" office:string-value="-" calcext:value-type="string">
            <text:p>-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string" office:string-value="-" calcext:value-type="string">
            <text:p>-</text:p>
          </table:table-cell>
          <table:table-cell table:formula="of:=IF(AND([.$E5]&lt;&gt;[.AK$2];VLOOKUP([.$E5];areaCercaPuntiClassificaSquadre;3;0)=VLOOKUP([.AK$2];areaCercaPuntiClassificaSquadre;3;0));SUMIFS(areaPuntiFattiACalendario;areaSquadraACalendario;[.$E5];areaSquadraBCalendario;[.AK$2])+SUMIFS(areaPuntiFattiBCalendario;areaSquadraBCalendario;[.$E5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Delfini</text:p>
          </table:table-cell>
          <table:table-cell table:style-name="ce13" table:formula="of:=&quot;Campo &quot;&amp;[.A6]" office:value-type="string" office:string-value="Campo Delfini" calcext:value-type="string">
            <text:p>Campo Delfini</text:p>
          </table:table-cell>
          <table:table-cell table:style-name="ce13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11-004+049+065+319+112" calcext:value-type="string">
            <text:p>011-004+049+065+319+112</text:p>
          </table:table-cell>
          <table:table-cell table:formula="of:=[.I6]*constPuntiVittoria+[.J6]*constPuntiSconfitta+[.K6]*constPuntiForfait" office:value-type="float" office:value="11" calcext:value-type="float">
            <text:p>11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string" office:string-value="-" calcext:value-type="string">
            <text:p>-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string" office:string-value="-" calcext:value-type="string">
            <text:p>-</text:p>
          </table:table-cell>
          <table:table-cell table:formula="of:=IF(AND([.$E6]&lt;&gt;[.AA$2];VLOOKUP([.$E6];areaCercaPuntiClassificaSquadre;3;0)=VLOOKUP([.AA$2];areaCercaPuntiClassificaSquadre;3;0));SUMIFS(areaDifferenzaPuntiACalendario;areaSquadraACalendario;[.$E6];areaSquadraBCalendario;[.AA$2])+SUMIFS(areaDifferenzaPuntiBCalendario;areaSquadraBCalendario;[.$E6];areaSquadraACalendario;[.AA$2]);&quot;-&quot;)" office:value-type="string" office:string-value="-" calcext:value-type="string">
            <text:p>-</text:p>
          </table:table-cell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string" office:string-value="-" calcext:value-type="string">
            <text:p>-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string" office:string-value="-" calcext:value-type="string">
            <text:p>-</text:p>
          </table:table-cell>
          <table:table-cell table:formula="of:=IF(AND([.$E6]&lt;&gt;[.AK$2];VLOOKUP([.$E6];areaCercaPuntiClassificaSquadre;3;0)=VLOOKUP([.AK$2];areaCercaPuntiClassificaSquadre;3;0));SUMIFS(areaPuntiFattiACalendario;areaSquadraACalendario;[.$E6];areaSquadraBCalendario;[.AK$2])+SUMIFS(areaPuntiFattiBCalendario;areaSquadraBCalendario;[.$E6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Elefanti</text:p>
          </table:table-cell>
          <table:table-cell table:style-name="ce13" table:formula="of:=&quot;Campo &quot;&amp;[.A7]" office:value-type="string" office:string-value="Campo Elefanti" calcext:value-type="string">
            <text:p>Campo Elefanti</text:p>
          </table:table-cell>
          <table:table-cell table:style-name="ce13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10+000+000+104+351+438" calcext:value-type="string">
            <text:p>010+000+000+104+351+438</text:p>
          </table:table-cell>
          <table:table-cell table:formula="of:=[.I7]*constPuntiVittoria+[.J7]*constPuntiSconfitta+[.K7]*constPuntiForfait" office:value-type="float" office:value="10" calcext:value-type="float">
            <text:p>10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string" office:string-value="-" calcext:value-type="string">
            <text:p>-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string" office:string-value="-" calcext:value-type="string">
            <text:p>-</text:p>
          </table:table-cell>
          <table:table-cell table:formula="of:=IF(AND([.$E7]&lt;&gt;[.AA$2];VLOOKUP([.$E7];areaCercaPuntiClassificaSquadre;3;0)=VLOOKUP([.AA$2];areaCercaPuntiClassificaSquadre;3;0));SUMIFS(areaDifferenzaPuntiACalendario;areaSquadraACalendario;[.$E7];areaSquadraBCalendario;[.AA$2])+SUMIFS(areaDifferenzaPuntiBCalendario;areaSquadraBCalendario;[.$E7];areaSquadraACalendario;[.AA$2]);&quot;-&quot;)" office:value-type="string" office:string-value="-" calcext:value-type="string">
            <text:p>-</text:p>
          </table:table-cell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string" office:string-value="-" calcext:value-type="string">
            <text:p>-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string" office:string-value="-" calcext:value-type="string">
            <text:p>-</text:p>
          </table:table-cell>
          <table:table-cell table:formula="of:=IF(AND([.$E7]&lt;&gt;[.AK$2];VLOOKUP([.$E7];areaCercaPuntiClassificaSquadre;3;0)=VLOOKUP([.AK$2];areaCercaPuntiClassificaSquadre;3;0));SUMIFS(areaPuntiFattiACalendario;areaSquadraACalendario;[.$E7];areaSquadraBCalendario;[.AK$2])+SUMIFS(areaPuntiFattiBCalendario;areaSquadraBCalendario;[.$E7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Fenicotteri</text:p>
          </table:table-cell>
          <table:table-cell table:style-name="ce13" table:formula="of:=&quot;Campo &quot;&amp;[.A8]" office:value-type="string" office:string-value="Campo Fenicotteri" calcext:value-type="string">
            <text:p>Campo Fenicotteri</text:p>
          </table:table-cell>
          <table:table-cell table:style-name="ce13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11+004+053+048+298+228" calcext:value-type="string">
            <text:p>011+004+053+048+298+228</text:p>
          </table:table-cell>
          <table:table-cell table:formula="of:=[.I8]*constPuntiVittoria+[.J8]*constPuntiSconfitta+[.K8]*constPuntiForfait" office:value-type="float" office:value="11" calcext:value-type="float">
            <text:p>11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string" office:string-value="-" calcext:value-type="string">
            <text:p>-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string" office:string-value="-" calcext:value-type="string">
            <text:p>-</text:p>
          </table:table-cell>
          <table:table-cell table:formula="of:=IF(AND([.$E8]&lt;&gt;[.AA$2];VLOOKUP([.$E8];areaCercaPuntiClassificaSquadre;3;0)=VLOOKUP([.AA$2];areaCercaPuntiClassificaSquadre;3;0));SUMIFS(areaDifferenzaPuntiACalendario;areaSquadraACalendario;[.$E8];areaSquadraBCalendario;[.AA$2])+SUMIFS(areaDifferenzaPuntiBCalendario;areaSquadraBCalendario;[.$E8];areaSquadraACalendario;[.AA$2]);&quot;-&quot;)" office:value-type="string" office:string-value="-" calcext:value-type="string">
            <text:p>-</text:p>
          </table:table-cell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string" office:string-value="-" calcext:value-type="string">
            <text:p>-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string" office:string-value="-" calcext:value-type="string">
            <text:p>-</text:p>
          </table:table-cell>
          <table:table-cell table:formula="of:=IF(AND([.$E8]&lt;&gt;[.AK$2];VLOOKUP([.$E8];areaCercaPuntiClassificaSquadre;3;0)=VLOOKUP([.AK$2];areaCercaPuntiClassificaSquadre;3;0));SUMIFS(areaPuntiFattiACalendario;areaSquadraACalendario;[.$E8];areaSquadraBCalendario;[.AK$2])+SUMIFS(areaPuntiFattiBCalendario;areaSquadraBCalendario;[.$E8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Gazzelle</text:p>
          </table:table-cell>
          <table:table-cell table:style-name="ce13" table:formula="of:=&quot;Campo &quot;&amp;[.A9]" office:value-type="string" office:string-value="Campo Gazzelle" calcext:value-type="string">
            <text:p>Campo Gazzelle</text:p>
          </table:table-cell>
          <table:table-cell table:style-name="ce13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08-002+048-030+279+131" calcext:value-type="string">
            <text:p>008-002+048-030+279+131</text:p>
          </table:table-cell>
          <table:table-cell table:formula="of:=[.I9]*constPuntiVittoria+[.J9]*constPuntiSconfitta+[.K9]*constPuntiForfait" office:value-type="float" office:value="8" calcext:value-type="float">
            <text:p>8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string" office:string-value="-" calcext:value-type="string">
            <text:p>-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string" office:string-value="-" calcext:value-type="string">
            <text:p>-</text:p>
          </table:table-cell>
          <table:table-cell table:formula="of:=IF(AND([.$E9]&lt;&gt;[.AA$2];VLOOKUP([.$E9];areaCercaPuntiClassificaSquadre;3;0)=VLOOKUP([.AA$2];areaCercaPuntiClassificaSquadre;3;0));SUMIFS(areaDifferenzaPuntiACalendario;areaSquadraACalendario;[.$E9];areaSquadraBCalendario;[.AA$2])+SUMIFS(areaDifferenzaPuntiBCalendario;areaSquadraBCalendario;[.$E9];areaSquadraACalendario;[.AA$2]);&quot;-&quot;)" office:value-type="string" office:string-value="-" calcext:value-type="string">
            <text:p>-</text:p>
          </table:table-cell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string" office:string-value="-" calcext:value-type="string">
            <text:p>-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string" office:string-value="-" calcext:value-type="string">
            <text:p>-</text:p>
          </table:table-cell>
          <table:table-cell table:formula="of:=IF(AND([.$E9]&lt;&gt;[.AK$2];VLOOKUP([.$E9];areaCercaPuntiClassificaSquadre;3;0)=VLOOKUP([.AK$2];areaCercaPuntiClassificaSquadre;3;0));SUMIFS(areaPuntiFattiACalendario;areaSquadraACalendario;[.$E9];areaSquadraBCalendario;[.AK$2])+SUMIFS(areaPuntiFattiBCalendario;areaSquadraBCalendario;[.$E9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Iene</text:p>
          </table:table-cell>
          <table:table-cell table:style-name="ce13" table:formula="of:=&quot;Campo &quot;&amp;[.A10]" office:value-type="string" office:string-value="Campo Iene" calcext:value-type="string">
            <text:p>Campo Iene</text:p>
          </table:table-cell>
          <table:table-cell table:style-name="ce13" table:formula="of:=&quot;https://www.google.it/maps/search/&quot;&amp;SUBSTITUTE([.B10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formula="of:=COUNTIF(areaCoefficienteSquadre;&quot;&gt;=&quot;&amp;[.$F10])-1" office:value-type="float" office:value="10" calcext:value-type="float">
            <text:p>10</text:p>
          </table:table-cell>
          <table:table-cell table:formula="of:=[.A10]&amp;&quot;&quot;" office:value-type="string" office:string-value="Iene" calcext:value-type="string">
            <text:p>Iene</text:p>
          </table:table-cell>
          <table:table-cell table:formula="of:=TEXT([.$G10];&quot;000&quot;)&amp;TEXT(SUM([.$R10:.$AA10]);&quot;+000;-000&quot;)&amp;TEXT(SUM([.$AB10:.$AK10]);&quot;+000;-000&quot;)&amp;TEXT([.$N10];&quot;+000;-000&quot;)&amp;TEXT([.$L10];&quot;+000;-000&quot;)&amp;TEXT(ORG.LIBREOFFICE.RANDBETWEEN.NV(0;999);&quot;+000;-000&quot;)" office:value-type="string" office:string-value="000+000+000+000+000+035" calcext:value-type="string">
            <text:p>000+000+000+000+000+035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0" calcext:value-type="float">
            <text:p>0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0" calcext:value-type="float">
            <text:p>0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0" calcext:value-type="float">
            <text:p>0</text:p>
          </table:table-cell>
          <table:table-cell table:formula="of:=SUMIF(areaSquadraACalendario;[.E10];areaDifferenzaPuntiACalendario)+SUMIF(areaSquadraBCalendario;[.E10];areaDifferenzaPuntiBCalendario)" office:value-type="float" office:value="0" calcext:value-type="float">
            <text:p>+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0" calcext:value-type="float">
            <text:p>0</text:p>
          </table:table-cell>
          <table:table-cell table:formula="of:=IF([.H10]=0;0;ROUND([.N10]/[.H10];2))" office:value-type="float" office:value="0" calcext:value-type="float">
            <text:p>+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string" office:string-value="-" calcext:value-type="string">
            <text:p>-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string" office:string-value="-" calcext:value-type="string">
            <text:p>-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string" office:string-value="-" calcext:value-type="string">
            <text:p>-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string" office:string-value="-" calcext:value-type="string">
            <text:p>-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string" office:string-value="-" calcext:value-type="string">
            <text:p>-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string" office:string-value="-" calcext:value-type="string">
            <text:p>-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string" office:string-value="-" calcext:value-type="string">
            <text:p>-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float" office:value="0" calcext:value-type="float">
            <text:p>+0</text:p>
          </table:table-cell>
          <table:table-cell table:formula="of:=IF(AND([.$E10]&lt;&gt;[.AA$2];VLOOKUP([.$E10];areaCercaPuntiClassificaSquadre;3;0)=VLOOKUP([.AA$2];areaCercaPuntiClassificaSquadre;3;0));SUMIFS(areaDifferenzaPuntiACalendario;areaSquadraACalendario;[.$E10];areaSquadraBCalendario;[.AA$2])+SUMIFS(areaDifferenzaPuntiBCalendario;areaSquadraBCalendario;[.$E10];areaSquadraACalendario;[.AA$2]);&quot;-&quot;)" office:value-type="float" office:value="0" calcext:value-type="float">
            <text:p>+0</text:p>
          </table:table-cell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string" office:string-value="-" calcext:value-type="string">
            <text:p>-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string" office:string-value="-" calcext:value-type="string">
            <text:p>-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string" office:string-value="-" calcext:value-type="string">
            <text:p>-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string" office:string-value="-" calcext:value-type="string">
            <text:p>-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string" office:string-value="-" calcext:value-type="string">
            <text:p>-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string" office:string-value="-" calcext:value-type="string">
            <text:p>-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string" office:string-value="-" calcext:value-type="string">
            <text:p>-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float" office:value="0" calcext:value-type="float">
            <text:p>0</text:p>
          </table:table-cell>
          <table:table-cell table:formula="of:=IF(AND([.$E10]&lt;&gt;[.AK$2];VLOOKUP([.$E10];areaCercaPuntiClassificaSquadre;3;0)=VLOOKUP([.AK$2];areaCercaPuntiClassificaSquadre;3;0));SUMIFS(areaPuntiFattiACalendario;areaSquadraACalendario;[.$E10];areaSquadraBCalendario;[.AK$2])+SUMIFS(areaPuntiFattiBCalendario;areaSquadraBCalendario;[.$E10];areaSquadraACalendario;[.AK$2]);&quot;-&quot;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Leoni</text:p>
          </table:table-cell>
          <table:table-cell table:style-name="ce13" table:formula="of:=&quot;Campo &quot;&amp;[.A11]" office:value-type="string" office:string-value="Campo Leoni" calcext:value-type="string">
            <text:p>Campo Leoni</text:p>
          </table:table-cell>
          <table:table-cell table:style-name="ce13" table:formula="of:=&quot;https://www.google.it/maps/search/&quot;&amp;SUBSTITUTE([.B11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formula="of:=COUNTIF(areaCoefficienteSquadre;&quot;&gt;=&quot;&amp;[.$F11])-1" office:value-type="float" office:value="8" calcext:value-type="float">
            <text:p>8</text:p>
          </table:table-cell>
          <table:table-cell table:formula="of:=[.A11]&amp;&quot;&quot;" office:value-type="string" office:string-value="Leoni" calcext:value-type="string">
            <text:p>Leoni</text:p>
          </table:table-cell>
          <table:table-cell table:formula="of:=TEXT([.$G11];&quot;000&quot;)&amp;TEXT(SUM([.$R11:.$AA11]);&quot;+000;-000&quot;)&amp;TEXT(SUM([.$AB11:.$AK11]);&quot;+000;-000&quot;)&amp;TEXT([.$N11];&quot;+000;-000&quot;)&amp;TEXT([.$L11];&quot;+000;-000&quot;)&amp;TEXT(ORG.LIBREOFFICE.RANDBETWEEN.NV(0;999);&quot;+000;-000&quot;)" office:value-type="string" office:string-value="000+000+000+000+000+710" calcext:value-type="string">
            <text:p>000+000+000+000+000+710</text:p>
          </table:table-cell>
          <table:table-cell table:formula="of:=[.I11]*constPuntiVittoria+[.J11]*constPuntiSconfitta+[.K11]*constPuntiForfait" office:value-type="float" office:value="0" calcext:value-type="float">
            <text:p>0</text:p>
          </table:table-cell>
          <table:table-cell table:formula="of:=SUM([.I11:.K11])" office:value-type="float" office:value="0" calcext:value-type="float">
            <text:p>0</text:p>
          </table:table-cell>
          <table:table-cell table:formula="of:=SUMIF(areaSquadraACalendario;[.E11];areaVintaACalendario)+SUMIF(areaSquadraBCalendario;[.E11];areaVintaBCalendario)" office:value-type="float" office:value="0" calcext:value-type="float">
            <text:p>0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0" calcext:value-type="float">
            <text:p>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0" calcext:value-type="float">
            <text:p>+0</text:p>
          </table:table-cell>
          <table:table-cell table:formula="of:=IF([.H11]=0;0;ROUND([.L11]/[.H11];2))" office:value-type="float" office:value="0" calcext:value-type="float">
            <text:p>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0" calcext:value-type="float">
            <text:p>+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string" office:string-value="-" calcext:value-type="string">
            <text:p>-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string" office:string-value="-" calcext:value-type="string">
            <text:p>-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string" office:string-value="-" calcext:value-type="string">
            <text:p>-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string" office:string-value="-" calcext:value-type="string">
            <text:p>-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string" office:string-value="-" calcext:value-type="string">
            <text:p>-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string" office:string-value="-" calcext:value-type="string">
            <text:p>-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string" office:string-value="-" calcext:value-type="string">
            <text:p>-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float" office:value="0" calcext:value-type="float">
            <text:p>+0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 table:formula="of:=IF(AND([.$E11]&lt;&gt;[.AA$2];VLOOKUP([.$E11];areaCercaPuntiClassificaSquadre;3;0)=VLOOKUP([.AA$2];areaCercaPuntiClassificaSquadre;3;0));SUMIFS(areaDifferenzaPuntiACalendario;areaSquadraACalendario;[.$E11];areaSquadraBCalendario;[.AA$2])+SUMIFS(areaDifferenzaPuntiBCalendario;areaSquadraBCalendario;[.$E11];areaSquadraACalendario;[.AA$2]);&quot;-&quot;)" office:value-type="float" office:value="0" calcext:value-type="float">
            <text:p>+0</text:p>
          </table:table-cell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string" office:string-value="-" calcext:value-type="string">
            <text:p>-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string" office:string-value="-" calcext:value-type="string">
            <text:p>-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string" office:string-value="-" calcext:value-type="string">
            <text:p>-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string" office:string-value="-" calcext:value-type="string">
            <text:p>-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string" office:string-value="-" calcext:value-type="string">
            <text:p>-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string" office:string-value="-" calcext:value-type="string">
            <text:p>-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string" office:string-value="-" calcext:value-type="string">
            <text:p>-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float" office:value="0" calcext:value-type="float">
            <text:p>0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formula="of:=IF(AND([.$E11]&lt;&gt;[.AK$2];VLOOKUP([.$E11];areaCercaPuntiClassificaSquadre;3;0)=VLOOKUP([.AK$2];areaCercaPuntiClassificaSquadre;3;0));SUMIFS(areaPuntiFattiACalendario;areaSquadraACalendario;[.$E11];areaSquadraBCalendario;[.AK$2])+SUMIFS(areaPuntiFattiBCalendario;areaSquadraBCalendario;[.$E11];areaSquadraACalendario;[.AK$2]);&quot;-&quot;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Marmotte</text:p>
          </table:table-cell>
          <table:table-cell table:style-name="ce13" table:formula="of:=&quot;Campo &quot;&amp;[.A12]" office:value-type="string" office:string-value="Campo Marmotte" calcext:value-type="string">
            <text:p>Campo Marmotte</text:p>
          </table:table-cell>
          <table:table-cell table:style-name="ce13" table:formula="of:=&quot;https://www.google.it/maps/search/&quot;&amp;SUBSTITUTE([.B12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formula="of:=COUNTIF(areaCoefficienteSquadre;&quot;&gt;=&quot;&amp;[.$F12])-1" office:value-type="float" office:value="9" calcext:value-type="float">
            <text:p>9</text:p>
          </table:table-cell>
          <table:table-cell table:formula="of:=[.A12]&amp;&quot;&quot;" office:value-type="string" office:string-value="Marmotte" calcext:value-type="string">
            <text:p>Marmotte</text:p>
          </table:table-cell>
          <table:table-cell table:formula="of:=TEXT([.$G12];&quot;000&quot;)&amp;TEXT(SUM([.$R12:.$AA12]);&quot;+000;-000&quot;)&amp;TEXT(SUM([.$AB12:.$AK12]);&quot;+000;-000&quot;)&amp;TEXT([.$N12];&quot;+000;-000&quot;)&amp;TEXT([.$L12];&quot;+000;-000&quot;)&amp;TEXT(ORG.LIBREOFFICE.RANDBETWEEN.NV(0;999);&quot;+000;-000&quot;)" office:value-type="string" office:string-value="000+000+000+000+000+184" calcext:value-type="string">
            <text:p>000+000+000+000+000+184</text:p>
          </table:table-cell>
          <table:table-cell table:formula="of:=[.I12]*constPuntiVittoria+[.J12]*constPuntiSconfitta+[.K12]*constPuntiForfait" office:value-type="float" office:value="0" calcext:value-type="float">
            <text:p>0</text:p>
          </table:table-cell>
          <table:table-cell table:formula="of:=SUM([.I12:.K12])" office:value-type="float" office:value="0" calcext:value-type="float">
            <text:p>0</text:p>
          </table:table-cell>
          <table:table-cell table:formula="of:=SUMIF(areaSquadraACalendario;[.E12];areaVintaACalendario)+SUMIF(areaSquadraBCalendario;[.E12];areaVintaBCalendario)" office:value-type="float" office:value="0" calcext:value-type="float">
            <text:p>0</text:p>
          </table:table-cell>
          <table:table-cell table:formula="of:=SUMIF(areaSquadraACalendario;[.E12];areaPersaACalendario)+SUMIF(areaSquadraBCalendario;[.E12];areaPersaBCalendario)" office:value-type="float" office:value="0" calcext:value-type="float">
            <text:p>0</text:p>
          </table:table-cell>
          <table:table-cell table:formula="of:=SUMIF(areaSquadraACalendario;[.E12];areaForfaitACalendario)+SUMIF(areaSquadraBCalendario;[.E12];areaForfaitBCalendario)" office:value-type="float" office:value="0" calcext:value-type="float">
            <text:p>0</text:p>
          </table:table-cell>
          <table:table-cell table:formula="of:=SUMIF(areaSquadraACalendario;[.E12];areaPuntiFattiACalendario)+SUMIF(areaSquadraBCalendario;[.E12];areaPuntiFattiBCalendario)" office:value-type="float" office:value="0" calcext:value-type="float">
            <text:p>0</text:p>
          </table:table-cell>
          <table:table-cell table:formula="of:=SUMIF(areaSquadraACalendario;[.E12];areaPuntiSubitiACalendario)+SUMIF(areaSquadraBCalendario;[.E12];areaPuntiSubitiBCalendario)" office:value-type="float" office:value="0" calcext:value-type="float">
            <text:p>0</text:p>
          </table:table-cell>
          <table:table-cell table:formula="of:=SUMIF(areaSquadraACalendario;[.E12];areaDifferenzaPuntiACalendario)+SUMIF(areaSquadraBCalendario;[.E12];areaDifferenzaPuntiBCalendario)" office:value-type="float" office:value="0" calcext:value-type="float">
            <text:p>+0</text:p>
          </table:table-cell>
          <table:table-cell table:formula="of:=IF([.H12]=0;0;ROUND([.L12]/[.H12];2))" office:value-type="float" office:value="0" calcext:value-type="float">
            <text:p>0</text:p>
          </table:table-cell>
          <table:table-cell table:formula="of:=IF([.H12]=0;0;ROUND([.M12]/[.H12];2))" office:value-type="float" office:value="0" calcext:value-type="float">
            <text:p>0</text:p>
          </table:table-cell>
          <table:table-cell table:formula="of:=IF([.H12]=0;0;ROUND([.N12]/[.H12];2))" office:value-type="float" office:value="0" calcext:value-type="float">
            <text:p>+0,00</text:p>
          </table:table-cell>
          <table:table-cell table:formula="of:=IF(AND([.$E12]&lt;&gt;[.R$2];VLOOKUP([.$E12];areaCercaPuntiClassificaSquadre;3;0)=VLOOKUP([.R$2];areaCercaPuntiClassificaSquadre;3;0));SUMIFS(areaDifferenzaPuntiACalendario;areaSquadraACalendario;[.$E12];areaSquadraBCalendario;[.R$2])+SUMIFS(areaDifferenzaPuntiBCalendario;areaSquadraBCalendario;[.$E12];areaSquadraACalendario;[.R$2]);&quot;-&quot;)" office:value-type="string" office:string-value="-" calcext:value-type="string">
            <text:p>-</text:p>
          </table:table-cell>
          <table:table-cell table:formula="of:=IF(AND([.$E12]&lt;&gt;[.S$2];VLOOKUP([.$E12];areaCercaPuntiClassificaSquadre;3;0)=VLOOKUP([.S$2];areaCercaPuntiClassificaSquadre;3;0));SUMIFS(areaDifferenzaPuntiACalendario;areaSquadraACalendario;[.$E12];areaSquadraBCalendario;[.S$2])+SUMIFS(areaDifferenzaPuntiBCalendario;areaSquadraBCalendario;[.$E12];areaSquadraACalendario;[.S$2]);&quot;-&quot;)" office:value-type="string" office:string-value="-" calcext:value-type="string">
            <text:p>-</text:p>
          </table:table-cell>
          <table:table-cell table:formula="of:=IF(AND([.$E12]&lt;&gt;[.T$2];VLOOKUP([.$E12];areaCercaPuntiClassificaSquadre;3;0)=VLOOKUP([.T$2];areaCercaPuntiClassificaSquadre;3;0));SUMIFS(areaDifferenzaPuntiACalendario;areaSquadraACalendario;[.$E12];areaSquadraBCalendario;[.T$2])+SUMIFS(areaDifferenzaPuntiBCalendario;areaSquadraBCalendario;[.$E12];areaSquadraACalendario;[.T$2]);&quot;-&quot;)" office:value-type="string" office:string-value="-" calcext:value-type="string">
            <text:p>-</text:p>
          </table:table-cell>
          <table:table-cell table:formula="of:=IF(AND([.$E12]&lt;&gt;[.U$2];VLOOKUP([.$E12];areaCercaPuntiClassificaSquadre;3;0)=VLOOKUP([.U$2];areaCercaPuntiClassificaSquadre;3;0));SUMIFS(areaDifferenzaPuntiACalendario;areaSquadraACalendario;[.$E12];areaSquadraBCalendario;[.U$2])+SUMIFS(areaDifferenzaPuntiBCalendario;areaSquadraBCalendario;[.$E12];areaSquadraACalendario;[.U$2]);&quot;-&quot;)" office:value-type="string" office:string-value="-" calcext:value-type="string">
            <text:p>-</text:p>
          </table:table-cell>
          <table:table-cell table:formula="of:=IF(AND([.$E12]&lt;&gt;[.V$2];VLOOKUP([.$E12];areaCercaPuntiClassificaSquadre;3;0)=VLOOKUP([.V$2];areaCercaPuntiClassificaSquadre;3;0));SUMIFS(areaDifferenzaPuntiACalendario;areaSquadraACalendario;[.$E12];areaSquadraBCalendario;[.V$2])+SUMIFS(areaDifferenzaPuntiBCalendario;areaSquadraBCalendario;[.$E12];areaSquadraACalendario;[.V$2]);&quot;-&quot;)" office:value-type="string" office:string-value="-" calcext:value-type="string">
            <text:p>-</text:p>
          </table:table-cell>
          <table:table-cell table:formula="of:=IF(AND([.$E12]&lt;&gt;[.W$2];VLOOKUP([.$E12];areaCercaPuntiClassificaSquadre;3;0)=VLOOKUP([.W$2];areaCercaPuntiClassificaSquadre;3;0));SUMIFS(areaDifferenzaPuntiACalendario;areaSquadraACalendario;[.$E12];areaSquadraBCalendario;[.W$2])+SUMIFS(areaDifferenzaPuntiBCalendario;areaSquadraBCalendario;[.$E12];areaSquadraACalendario;[.W$2]);&quot;-&quot;)" office:value-type="string" office:string-value="-" calcext:value-type="string">
            <text:p>-</text:p>
          </table:table-cell>
          <table:table-cell table:formula="of:=IF(AND([.$E12]&lt;&gt;[.X$2];VLOOKUP([.$E12];areaCercaPuntiClassificaSquadre;3;0)=VLOOKUP([.X$2];areaCercaPuntiClassificaSquadre;3;0));SUMIFS(areaDifferenzaPuntiACalendario;areaSquadraACalendario;[.$E12];areaSquadraBCalendario;[.X$2])+SUMIFS(areaDifferenzaPuntiBCalendario;areaSquadraBCalendario;[.$E12];areaSquadraACalendario;[.X$2]);&quot;-&quot;)" office:value-type="string" office:string-value="-" calcext:value-type="string">
            <text:p>-</text:p>
          </table:table-cell>
          <table:table-cell table:formula="of:=IF(AND([.$E12]&lt;&gt;[.Y$2];VLOOKUP([.$E12];areaCercaPuntiClassificaSquadre;3;0)=VLOOKUP([.Y$2];areaCercaPuntiClassificaSquadre;3;0));SUMIFS(areaDifferenzaPuntiACalendario;areaSquadraACalendario;[.$E12];areaSquadraBCalendario;[.Y$2])+SUMIFS(areaDifferenzaPuntiBCalendario;areaSquadraBCalendario;[.$E12];areaSquadraACalendario;[.Y$2]);&quot;-&quot;)" office:value-type="float" office:value="0" calcext:value-type="float">
            <text:p>+0</text:p>
          </table:table-cell>
          <table:table-cell table:formula="of:=IF(AND([.$E12]&lt;&gt;[.Z$2];VLOOKUP([.$E12];areaCercaPuntiClassificaSquadre;3;0)=VLOOKUP([.Z$2];areaCercaPuntiClassificaSquadre;3;0));SUMIFS(areaDifferenzaPuntiACalendario;areaSquadraACalendario;[.$E12];areaSquadraBCalendario;[.Z$2])+SUMIFS(areaDifferenzaPuntiBCalendario;areaSquadraBCalendario;[.$E12];areaSquadraACalendario;[.Z$2]);&quot;-&quot;)" office:value-type="float" office:value="0" calcext:value-type="float">
            <text:p>+0</text:p>
          </table:table-cell>
          <table:table-cell table:formula="of:=IF(AND([.$E12]&lt;&gt;[.AA$2];VLOOKUP([.$E12];areaCercaPuntiClassificaSquadre;3;0)=VLOOKUP([.AA$2];areaCercaPuntiClassificaSquadre;3;0));SUMIFS(areaDifferenzaPuntiACalendario;areaSquadraACalendario;[.$E12];areaSquadraBCalendario;[.AA$2])+SUMIFS(areaDifferenzaPuntiBCalendario;areaSquadraBCalendario;[.$E12];areaSquadraACalendario;[.AA$2]);&quot;-&quot;)" office:value-type="string" office:string-value="-" calcext:value-type="string">
            <text:p>-</text:p>
          </table:table-cell>
          <table:table-cell table:formula="of:=IF(AND([.$E12]&lt;&gt;[.AB$2];VLOOKUP([.$E12];areaCercaPuntiClassificaSquadre;3;0)=VLOOKUP([.AB$2];areaCercaPuntiClassificaSquadre;3;0));SUMIFS(areaPuntiFattiACalendario;areaSquadraACalendario;[.$E12];areaSquadraBCalendario;[.AB$2])+SUMIFS(areaPuntiFattiBCalendario;areaSquadraBCalendario;[.$E12];areaSquadraACalendario;[.AB$2]);&quot;-&quot;)" office:value-type="string" office:string-value="-" calcext:value-type="string">
            <text:p>-</text:p>
          </table:table-cell>
          <table:table-cell table:formula="of:=IF(AND([.$E12]&lt;&gt;[.AC$2];VLOOKUP([.$E12];areaCercaPuntiClassificaSquadre;3;0)=VLOOKUP([.AC$2];areaCercaPuntiClassificaSquadre;3;0));SUMIFS(areaPuntiFattiACalendario;areaSquadraACalendario;[.$E12];areaSquadraBCalendario;[.AC$2])+SUMIFS(areaPuntiFattiBCalendario;areaSquadraBCalendario;[.$E12];areaSquadraACalendario;[.AC$2]);&quot;-&quot;)" office:value-type="string" office:string-value="-" calcext:value-type="string">
            <text:p>-</text:p>
          </table:table-cell>
          <table:table-cell table:formula="of:=IF(AND([.$E12]&lt;&gt;[.AD$2];VLOOKUP([.$E12];areaCercaPuntiClassificaSquadre;3;0)=VLOOKUP([.AD$2];areaCercaPuntiClassificaSquadre;3;0));SUMIFS(areaPuntiFattiACalendario;areaSquadraACalendario;[.$E12];areaSquadraBCalendario;[.AD$2])+SUMIFS(areaPuntiFattiBCalendario;areaSquadraBCalendario;[.$E12];areaSquadraACalendario;[.AD$2]);&quot;-&quot;)" office:value-type="string" office:string-value="-" calcext:value-type="string">
            <text:p>-</text:p>
          </table:table-cell>
          <table:table-cell table:formula="of:=IF(AND([.$E12]&lt;&gt;[.AE$2];VLOOKUP([.$E12];areaCercaPuntiClassificaSquadre;3;0)=VLOOKUP([.AE$2];areaCercaPuntiClassificaSquadre;3;0));SUMIFS(areaPuntiFattiACalendario;areaSquadraACalendario;[.$E12];areaSquadraBCalendario;[.AE$2])+SUMIFS(areaPuntiFattiBCalendario;areaSquadraBCalendario;[.$E12];areaSquadraACalendario;[.AE$2]);&quot;-&quot;)" office:value-type="string" office:string-value="-" calcext:value-type="string">
            <text:p>-</text:p>
          </table:table-cell>
          <table:table-cell table:formula="of:=IF(AND([.$E12]&lt;&gt;[.AF$2];VLOOKUP([.$E12];areaCercaPuntiClassificaSquadre;3;0)=VLOOKUP([.AF$2];areaCercaPuntiClassificaSquadre;3;0));SUMIFS(areaPuntiFattiACalendario;areaSquadraACalendario;[.$E12];areaSquadraBCalendario;[.AF$2])+SUMIFS(areaPuntiFattiBCalendario;areaSquadraBCalendario;[.$E12];areaSquadraACalendario;[.AF$2]);&quot;-&quot;)" office:value-type="string" office:string-value="-" calcext:value-type="string">
            <text:p>-</text:p>
          </table:table-cell>
          <table:table-cell table:formula="of:=IF(AND([.$E12]&lt;&gt;[.AG$2];VLOOKUP([.$E12];areaCercaPuntiClassificaSquadre;3;0)=VLOOKUP([.AG$2];areaCercaPuntiClassificaSquadre;3;0));SUMIFS(areaPuntiFattiACalendario;areaSquadraACalendario;[.$E12];areaSquadraBCalendario;[.AG$2])+SUMIFS(areaPuntiFattiBCalendario;areaSquadraBCalendario;[.$E12];areaSquadraACalendario;[.AG$2]);&quot;-&quot;)" office:value-type="string" office:string-value="-" calcext:value-type="string">
            <text:p>-</text:p>
          </table:table-cell>
          <table:table-cell table:formula="of:=IF(AND([.$E12]&lt;&gt;[.AH$2];VLOOKUP([.$E12];areaCercaPuntiClassificaSquadre;3;0)=VLOOKUP([.AH$2];areaCercaPuntiClassificaSquadre;3;0));SUMIFS(areaPuntiFattiACalendario;areaSquadraACalendario;[.$E12];areaSquadraBCalendario;[.AH$2])+SUMIFS(areaPuntiFattiBCalendario;areaSquadraBCalendario;[.$E12];areaSquadraACalendario;[.AH$2]);&quot;-&quot;)" office:value-type="string" office:string-value="-" calcext:value-type="string">
            <text:p>-</text:p>
          </table:table-cell>
          <table:table-cell table:formula="of:=IF(AND([.$E12]&lt;&gt;[.AI$2];VLOOKUP([.$E12];areaCercaPuntiClassificaSquadre;3;0)=VLOOKUP([.AI$2];areaCercaPuntiClassificaSquadre;3;0));SUMIFS(areaPuntiFattiACalendario;areaSquadraACalendario;[.$E12];areaSquadraBCalendario;[.AI$2])+SUMIFS(areaPuntiFattiBCalendario;areaSquadraBCalendario;[.$E12];areaSquadraACalendario;[.AI$2]);&quot;-&quot;)" office:value-type="float" office:value="0" calcext:value-type="float">
            <text:p>0</text:p>
          </table:table-cell>
          <table:table-cell table:formula="of:=IF(AND([.$E12]&lt;&gt;[.AJ$2];VLOOKUP([.$E12];areaCercaPuntiClassificaSquadre;3;0)=VLOOKUP([.AJ$2];areaCercaPuntiClassificaSquadre;3;0));SUMIFS(areaPuntiFattiACalendario;areaSquadraACalendario;[.$E12];areaSquadraBCalendario;[.AJ$2])+SUMIFS(areaPuntiFattiBCalendario;areaSquadraBCalendario;[.$E12];areaSquadraACalendario;[.AJ$2]);&quot;-&quot;)" office:value-type="float" office:value="0" calcext:value-type="float">
            <text:p>0</text:p>
          </table:table-cell>
          <table:table-cell table:formula="of:=IF(AND([.$E12]&lt;&gt;[.AK$2];VLOOKUP([.$E12];areaCercaPuntiClassificaSquadre;3;0)=VLOOKUP([.AK$2];areaCercaPuntiClassificaSquadre;3;0));SUMIFS(areaPuntiFattiACalendario;areaSquadraACalendario;[.$E12];areaSquadraBCalendario;[.AK$2])+SUMIFS(areaPuntiFattiBCalendario;areaSquadraBCalendario;[.$E12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5" table:default-cell-style-name="ce81"/>
        <table:table-column table:style-name="co16" table:number-columns-repeated="2" table:default-cell-style-name="ce8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19" table:default-cell-style-name="ce81"/>
        <table:table-column table:style-name="co20" table:default-cell-style-name="ce81"/>
        <table:table-column table:style-name="co19" table:default-cell-style-name="ce81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1">
          <table:table-cell office:value-type="string" calcext:value-type="string">
            <text:p>CALENDARIO DEFINITIVO</text:p>
          </table:table-cell>
          <table:table-cell table:number-columns-repeated="6"/>
          <table:table-cell table:style-name="ce102" office:value-type="string" calcext:value-type="string" table:number-columns-spanned="2" table:number-rows-spanned="3">
            <text:p>LOGO</text:p>
          </table:table-cell>
          <table:covered-table-cell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6"/>
          <table:covered-table-cell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6"/>
          <table:covered-table-cell table:number-columns-repeated="2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95" table:content-validation-name="val5" office:value-type="time" office:time-value="PT09H00M00S" calcext:value-type="time">
            <text:p>09:00</text:p>
          </table:table-cell>
          <table:table-cell table:style-name="ce100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70" table:formula="of:=IF([.$G9]+[.$I9]=0;;[.$G9]-[.$I9])" office:value-type="float" office:value="-33" calcext:value-type="float">
            <text:p>-33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70" table:formula="of:=IF([.$G9]+[.$I9]=0;;[.$I9]-[.$G9])" office:value-type="float" office:value="33" calcext:value-type="float">
            <text:p>+33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95" table:content-validation-name="val5" office:value-type="time" office:time-value="PT10H30M00S" calcext:value-type="time">
            <text:p>10:30</text:p>
          </table:table-cell>
          <table:table-cell table:style-name="ce100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57" calcext:value-type="float" table:number-columns-spanned="1" table:number-rows-spanned="2">
            <text:p>57</text:p>
          </table:table-cell>
          <table:table-cell table:style-name="ce6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70" table:formula="of:=IF([.$G12]+[.$I12]=0;;[.$G12]-[.$I12])" office:value-type="float" office:value="-25" calcext:value-type="float">
            <text:p>-25</text:p>
          </table:table-cell>
          <table:table-cell table:style-name="ce6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54" table:formula="of:=IF([.$G12]+[.$I12]=0;;IF([.$I12]&gt;[.$G12];1;0))" office:value-type="float" office:value="1" calcext:value-type="float">
            <text:p>1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70" table:formula="of:=IF([.$G12]+[.$I12]=0;;[.$I12]-[.$G12])" office:value-type="float" office:value="25" calcext:value-type="float">
            <text:p>+25</text:p>
          </table:table-cell>
          <table:table-cell table:style-name="ce77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77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95" table:content-validation-name="val5" office:value-type="time" office:time-value="PT12H00M00S" calcext:value-type="time">
            <text:p>12:00</text:p>
          </table:table-cell>
          <table:table-cell table:style-name="ce100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53" calcext:value-type="float" table:number-columns-spanned="1" table:number-rows-spanned="2">
            <text:p>53</text:p>
          </table:table-cell>
          <table:table-cell table:style-name="ce6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70" table:formula="of:=IF([.$G15]+[.$I15]=0;;[.$G15]-[.$I15])" office:value-type="float" office:value="-9" calcext:value-type="float">
            <text:p>-9</text:p>
          </table:table-cell>
          <table:table-cell table:style-name="ce6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54" table:formula="of:=IF([.$G15]+[.$I15]=0;;IF([.$I15]&gt;[.$G15];1;0))" office:value-type="float" office:value="1" calcext:value-type="float">
            <text:p>1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70" table:formula="of:=IF([.$G15]+[.$I15]=0;;[.$I15]-[.$G15])" office:value-type="float" office:value="9" calcext:value-type="float">
            <text:p>+9</text:p>
          </table:table-cell>
          <table:table-cell table:style-name="ce77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77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83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95" table:content-validation-name="val5" office:value-type="time" office:time-value="PT14H30M00S" calcext:value-type="time">
            <text:p>14:30</text:p>
          </table:table-cell>
          <table:table-cell table:style-name="ce100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70" table:formula="of:=IF([.$G20]+[.$I20]=0;;[.$G20]-[.$I20])" office:value-type="float" office:value="-33" calcext:value-type="float">
            <text:p>-33</text:p>
          </table:table-cell>
          <table:table-cell table:style-name="ce6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54" table:formula="of:=IF([.$G20]+[.$I20]=0;;IF([.$I20]&gt;[.$G20];1;0))" office:value-type="float" office:value="1" calcext:value-type="float">
            <text:p>1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70" table:formula="of:=IF([.$G20]+[.$I20]=0;;[.$I20]-[.$G20])" office:value-type="float" office:value="33" calcext:value-type="float">
            <text:p>+33</text:p>
          </table:table-cell>
          <table:table-cell table:style-name="ce77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77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95" table:content-validation-name="val5" office:value-type="time" office:time-value="PT16H00M00S" calcext:value-type="time">
            <text:p>16:00</text:p>
          </table:table-cell>
          <table:table-cell table:style-name="ce100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45" calcext:value-type="float" table:number-columns-spanned="1" table:number-rows-spanned="2">
            <text:p>45</text:p>
          </table:table-cell>
          <table:table-cell table:style-name="ce6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70" table:formula="of:=IF([.$G23]+[.$I23]=0;;[.$G23]-[.$I23])" office:value-type="float" office:value="-10" calcext:value-type="float">
            <text:p>-10</text:p>
          </table:table-cell>
          <table:table-cell table:style-name="ce6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54" table:formula="of:=IF([.$G23]+[.$I23]=0;;IF([.$I23]&gt;[.$G23];1;0))" office:value-type="float" office:value="1" calcext:value-type="float">
            <text:p>1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70" table:formula="of:=IF([.$G23]+[.$I23]=0;;[.$I23]-[.$G23])" office:value-type="float" office:value="10" calcext:value-type="float">
            <text:p>+10</text:p>
          </table:table-cell>
          <table:table-cell table:style-name="ce77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77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95" table:content-validation-name="val5" office:value-type="time" office:time-value="PT17H30M00S" calcext:value-type="time">
            <text:p>17:30</text:p>
          </table:table-cell>
          <table:table-cell table:style-name="ce100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59" calcext:value-type="float" table:number-columns-spanned="1" table:number-rows-spanned="2">
            <text:p>59</text:p>
          </table:table-cell>
          <table:table-cell table:style-name="ce6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70" table:formula="of:=IF([.$G26]+[.$I26]=0;;[.$G26]-[.$I26])" office:value-type="float" office:value="-7" calcext:value-type="float">
            <text:p>-7</text:p>
          </table:table-cell>
          <table:table-cell table:style-name="ce6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54" table:formula="of:=IF([.$G26]+[.$I26]=0;;IF([.$I26]&gt;[.$G26];1;0))" office:value-type="float" office:value="1" calcext:value-type="float">
            <text:p>1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70" table:formula="of:=IF([.$G26]+[.$I26]=0;;[.$I26]-[.$G26])" office:value-type="float" office:value="7" calcext:value-type="float">
            <text:p>+7</text:p>
          </table:table-cell>
          <table:table-cell table:style-name="ce77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77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95" table:content-validation-name="val5" office:value-type="time" office:time-value="PT09H30M00S" calcext:value-type="time">
            <text:p>09:30</text:p>
          </table:table-cell>
          <table:table-cell table:style-name="ce100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6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70" table:formula="of:=IF([.$G31]+[.$I31]=0;;[.$G31]-[.$I31])" office:value-type="float" office:value="-29" calcext:value-type="float">
            <text:p>-29</text:p>
          </table:table-cell>
          <table:table-cell table:style-name="ce6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54" table:formula="of:=IF([.$G31]+[.$I31]=0;;IF([.$I31]&gt;[.$G31];1;0))" office:value-type="float" office:value="1" calcext:value-type="float">
            <text:p>1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70" table:formula="of:=IF([.$G31]+[.$I31]=0;;[.$I31]-[.$G31])" office:value-type="float" office:value="29" calcext:value-type="float">
            <text:p>+29</text:p>
          </table:table-cell>
          <table:table-cell table:style-name="ce77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77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95" table:content-validation-name="val5" office:value-type="time" office:time-value="PT11H00M00S" calcext:value-type="time">
            <text:p>11:00</text:p>
          </table:table-cell>
          <table:table-cell table:style-name="ce100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35" calcext:value-type="float" table:number-columns-spanned="1" table:number-rows-spanned="2">
            <text:p>35</text:p>
          </table:table-cell>
          <table:table-cell table:style-name="ce6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54" table:formula="of:=IF([.$G34]+[.$I34]=0;;IF([.$G34]&gt;[.$I34];1;0))" office:value-type="float" office:value="1" calcext:value-type="float">
            <text:p>1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70" table:formula="of:=IF([.$G34]+[.$I34]=0;;[.$G34]-[.$I34])" office:value-type="float" office:value="15" calcext:value-type="float">
            <text:p>+15</text:p>
          </table:table-cell>
          <table:table-cell table:style-name="ce6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70" table:formula="of:=IF([.$G34]+[.$I34]=0;;[.$I34]-[.$G34])" office:value-type="float" office:value="-15" calcext:value-type="float">
            <text:p>-15</text:p>
          </table:table-cell>
          <table:table-cell table:style-name="ce77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77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98" table:content-validation-name="val5" office:value-type="time" office:time-value="PT12H30M00S" calcext:value-type="time">
            <text:p>12:30</text:p>
          </table:table-cell>
          <table:table-cell table:style-name="ce100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48" calcext:value-type="float" table:number-columns-spanned="1" table:number-rows-spanned="2">
            <text:p>48</text:p>
          </table:table-cell>
          <table:table-cell table:style-name="ce6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54" table:formula="of:=IF([.$G37]+[.$I37]=0;;IF([.$G37]&gt;[.$I37];1;0))" office:value-type="float" office:value="1" calcext:value-type="float">
            <text:p>1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70" table:formula="of:=IF([.$G37]+[.$I37]=0;;[.$G37]-[.$I37])" office:value-type="float" office:value="2" calcext:value-type="float">
            <text:p>+2</text:p>
          </table:table-cell>
          <table:table-cell table:style-name="ce6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70" table:formula="of:=IF([.$G37]+[.$I37]=0;;[.$I37]-[.$G37])" office:value-type="float" office:value="-2" calcext:value-type="float">
            <text:p>-2</text:p>
          </table:table-cell>
          <table:table-cell table:style-name="ce77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77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83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95" table:content-validation-name="val5" office:value-type="time" office:time-value="PT14H30M00S" calcext:value-type="time">
            <text:p>14:30</text:p>
          </table:table-cell>
          <table:table-cell table:style-name="ce100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70" table:formula="of:=IF([.$G42]+[.$I42]=0;;[.$G42]-[.$I42])" office:value-type="float" office:value="-7" calcext:value-type="float">
            <text:p>-7</text:p>
          </table:table-cell>
          <table:table-cell table:style-name="ce6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54" table:formula="of:=IF([.$G42]+[.$I42]=0;;IF([.$I42]&gt;[.$G42];1;0))" office:value-type="float" office:value="1" calcext:value-type="float">
            <text:p>1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70" table:formula="of:=IF([.$G42]+[.$I42]=0;;[.$I42]-[.$G42])" office:value-type="float" office:value="7" calcext:value-type="float">
            <text:p>+7</text:p>
          </table:table-cell>
          <table:table-cell table:style-name="ce77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77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95" table:content-validation-name="val5" office:value-type="time" office:time-value="PT16H00M00S" calcext:value-type="time">
            <text:p>16:00</text:p>
          </table:table-cell>
          <table:table-cell table:style-name="ce100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58" calcext:value-type="float" table:number-columns-spanned="1" table:number-rows-spanned="2">
            <text:p>58</text:p>
          </table:table-cell>
          <table:table-cell table:style-name="ce6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54" table:formula="of:=IF([.$G45]+[.$I45]=0;;IF([.$G45]&gt;[.$I45];1;0))" office:value-type="float" office:value="1" calcext:value-type="float">
            <text:p>1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70" table:formula="of:=IF([.$G45]+[.$I45]=0;;[.$G45]-[.$I45])" office:value-type="float" office:value="18" calcext:value-type="float">
            <text:p>+18</text:p>
          </table:table-cell>
          <table:table-cell table:style-name="ce6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70" table:formula="of:=IF([.$G45]+[.$I45]=0;;[.$I45]-[.$G45])" office:value-type="float" office:value="-18" calcext:value-type="float">
            <text:p>-18</text:p>
          </table:table-cell>
          <table:table-cell table:style-name="ce77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77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98" table:content-validation-name="val5" office:value-type="time" office:time-value="PT17H30M00S" calcext:value-type="time">
            <text:p>17:30</text:p>
          </table:table-cell>
          <table:table-cell table:style-name="ce100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79" calcext:value-type="float" table:number-columns-spanned="1" table:number-rows-spanned="2">
            <text:p>79</text:p>
          </table:table-cell>
          <table:table-cell table:style-name="ce6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70" table:formula="of:=IF([.$G48]+[.$I48]=0;;[.$G48]-[.$I48])" office:value-type="float" office:value="-36" calcext:value-type="float">
            <text:p>-36</text:p>
          </table:table-cell>
          <table:table-cell table:style-name="ce6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54" table:formula="of:=IF([.$G48]+[.$I48]=0;;IF([.$I48]&gt;[.$G48];1;0))" office:value-type="float" office:value="1" calcext:value-type="float">
            <text:p>1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70" table:formula="of:=IF([.$G48]+[.$I48]=0;;[.$I48]-[.$G48])" office:value-type="float" office:value="36" calcext:value-type="float">
            <text:p>+36</text:p>
          </table:table-cell>
          <table:table-cell table:style-name="ce77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77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3">
          <table:table-cell table:style-name="ce83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95" table:content-validation-name="val5" office:value-type="time" office:time-value="PT08H30M00S" calcext:value-type="time">
            <text:p>08:30</text:p>
          </table:table-cell>
          <table:table-cell table:style-name="ce100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70" table:formula="of:=IF([.$G53]+[.$I53]=0;;[.$G53]-[.$I53])" office:value-type="float" office:value="-1" calcext:value-type="float">
            <text:p>-1</text:p>
          </table:table-cell>
          <table:table-cell table:style-name="ce6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54" table:formula="of:=IF([.$G53]+[.$I53]=0;;IF([.$I53]&gt;[.$G53];1;0))" office:value-type="float" office:value="1" calcext:value-type="float">
            <text:p>1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70" table:formula="of:=IF([.$G53]+[.$I53]=0;;[.$I53]-[.$G53])" office:value-type="float" office:value="1" calcext:value-type="float">
            <text:p>+1</text:p>
          </table:table-cell>
          <table:table-cell table:style-name="ce77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77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95" table:content-validation-name="val5" office:value-type="time" office:time-value="PT10H00M00S" calcext:value-type="time">
            <text:p>10:00</text:p>
          </table:table-cell>
          <table:table-cell table:style-name="ce100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71" calcext:value-type="float" table:number-columns-spanned="1" table:number-rows-spanned="2">
            <text:p>71</text:p>
          </table:table-cell>
          <table:table-cell table:style-name="ce6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70" table:formula="of:=IF([.$G56]+[.$I56]=0;;[.$G56]-[.$I56])" office:value-type="float" office:value="-37" calcext:value-type="float">
            <text:p>-37</text:p>
          </table:table-cell>
          <table:table-cell table:style-name="ce6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54" table:formula="of:=IF([.$G56]+[.$I56]=0;;IF([.$I56]&gt;[.$G56];1;0))" office:value-type="float" office:value="1" calcext:value-type="float">
            <text:p>1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70" table:formula="of:=IF([.$G56]+[.$I56]=0;;[.$I56]-[.$G56])" office:value-type="float" office:value="37" calcext:value-type="float">
            <text:p>+37</text:p>
          </table:table-cell>
          <table:table-cell table:style-name="ce77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77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95" table:content-validation-name="val5" office:value-type="time" office:time-value="PT11H30M00S" calcext:value-type="time">
            <text:p>11:30</text:p>
          </table:table-cell>
          <table:table-cell table:style-name="ce100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33" calcext:value-type="float" table:number-columns-spanned="1" table:number-rows-spanned="2">
            <text:p>33</text:p>
          </table:table-cell>
          <table:table-cell table:style-name="ce6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54" table:formula="of:=IF([.$G59]+[.$I59]=0;;IF([.$G59]&gt;[.$I59];1;0))" office:value-type="float" office:value="1" calcext:value-type="float">
            <text:p>1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70" table:formula="of:=IF([.$G59]+[.$I59]=0;;[.$G59]-[.$I59])" office:value-type="float" office:value="14" calcext:value-type="float">
            <text:p>+14</text:p>
          </table:table-cell>
          <table:table-cell table:style-name="ce6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70" table:formula="of:=IF([.$G59]+[.$I59]=0;;[.$I59]-[.$G59])" office:value-type="float" office:value="-14" calcext:value-type="float">
            <text:p>-14</text:p>
          </table:table-cell>
          <table:table-cell table:style-name="ce77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77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83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95" table:content-validation-name="val5" office:value-type="time" office:time-value="PT08H45M00S" calcext:value-type="time">
            <text:p>08:45</text:p>
          </table:table-cell>
          <table:table-cell table:style-name="ce100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70" table:formula="of:=IF([.$G64]+[.$I64]=0;;[.$G64]-[.$I64])" office:value-type="float" office:value="-48" calcext:value-type="float">
            <text:p>-48</text:p>
          </table:table-cell>
          <table:table-cell table:style-name="ce6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54" table:formula="of:=IF([.$G64]+[.$I64]=0;;IF([.$I64]&gt;[.$G64];1;0))" office:value-type="float" office:value="1" calcext:value-type="float">
            <text:p>1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70" table:formula="of:=IF([.$G64]+[.$I64]=0;;[.$I64]-[.$G64])" office:value-type="float" office:value="48" calcext:value-type="float">
            <text:p>+48</text:p>
          </table:table-cell>
          <table:table-cell table:style-name="ce77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77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95" table:content-validation-name="val5" office:value-type="time" office:time-value="PT10H15M00S" calcext:value-type="time">
            <text:p>10:15</text:p>
          </table:table-cell>
          <table:table-cell table:style-name="ce100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26" calcext:value-type="float" table:number-columns-spanned="1" table:number-rows-spanned="2">
            <text:p>26</text:p>
          </table:table-cell>
          <table:table-cell table:style-name="ce6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54" table:formula="of:=IF([.$G67]+[.$I67]=0;;IF([.$G67]&gt;[.$I67];1;0))" office:value-type="float" office:value="1" calcext:value-type="float">
            <text:p>1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70" table:formula="of:=IF([.$G67]+[.$I67]=0;;[.$G67]-[.$I67])" office:value-type="float" office:value="47" calcext:value-type="float">
            <text:p>+47</text:p>
          </table:table-cell>
          <table:table-cell table:style-name="ce6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70" table:formula="of:=IF([.$G67]+[.$I67]=0;;[.$I67]-[.$G67])" office:value-type="float" office:value="-47" calcext:value-type="float">
            <text:p>-47</text:p>
          </table:table-cell>
          <table:table-cell table:style-name="ce77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77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95" table:content-validation-name="val5" office:value-type="time" office:time-value="PT11H45M00S" calcext:value-type="time">
            <text:p>11:45</text:p>
          </table:table-cell>
          <table:table-cell table:style-name="ce100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46" calcext:value-type="float" table:number-columns-spanned="1" table:number-rows-spanned="2">
            <text:p>46</text:p>
          </table:table-cell>
          <table:table-cell table:style-name="ce6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54" table:formula="of:=IF([.$G70]+[.$I70]=0;;IF([.$G70]&gt;[.$I70];1;0))" office:value-type="float" office:value="1" calcext:value-type="float">
            <text:p>1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70" table:formula="of:=IF([.$G70]+[.$I70]=0;;[.$G70]-[.$I70])" office:value-type="float" office:value="13" calcext:value-type="float">
            <text:p>+13</text:p>
          </table:table-cell>
          <table:table-cell table:style-name="ce6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70" table:formula="of:=IF([.$G70]+[.$I70]=0;;[.$I70]-[.$G70])" office:value-type="float" office:value="-13" calcext:value-type="float">
            <text:p>-13</text:p>
          </table:table-cell>
          <table:table-cell table:style-name="ce77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77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95" table:content-validation-name="val5" office:value-type="time" office:time-value="PT09H00M00S" calcext:value-type="time">
            <text:p>09:00</text:p>
          </table:table-cell>
          <table:table-cell table:style-name="ce100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6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70" table:formula="of:=IF([.$G75]+[.$I75]=0;;[.$G75]-[.$I75])" office:value-type="float" office:value="-4" calcext:value-type="float">
            <text:p>-4</text:p>
          </table:table-cell>
          <table:table-cell table:style-name="ce6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54" table:formula="of:=IF([.$G75]+[.$I75]=0;;IF([.$I75]&gt;[.$G75];1;0))" office:value-type="float" office:value="1" calcext:value-type="float">
            <text:p>1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70" table:formula="of:=IF([.$G75]+[.$I75]=0;;[.$I75]-[.$G75])" office:value-type="float" office:value="4" calcext:value-type="float">
            <text:p>+4</text:p>
          </table:table-cell>
          <table:table-cell table:style-name="ce77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77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95" table:content-validation-name="val5" office:value-type="time" office:time-value="PT10H30M00S" calcext:value-type="time">
            <text:p>10:30</text:p>
          </table:table-cell>
          <table:table-cell table:style-name="ce100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52" calcext:value-type="float" table:number-columns-spanned="1" table:number-rows-spanned="2">
            <text:p>52</text:p>
          </table:table-cell>
          <table:table-cell table:style-name="ce6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70" table:formula="of:=IF([.$G78]+[.$I78]=0;;[.$G78]-[.$I78])" office:value-type="float" office:value="-2" calcext:value-type="float">
            <text:p>-2</text:p>
          </table:table-cell>
          <table:table-cell table:style-name="ce6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54" table:formula="of:=IF([.$G78]+[.$I78]=0;;IF([.$I78]&gt;[.$G78];1;0))" office:value-type="float" office:value="1" calcext:value-type="float">
            <text:p>1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70" table:formula="of:=IF([.$G78]+[.$I78]=0;;[.$I78]-[.$G78])" office:value-type="float" office:value="2" calcext:value-type="float">
            <text:p>+2</text:p>
          </table:table-cell>
          <table:table-cell table:style-name="ce77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77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45" table:content-validation-name="val4" office:value-type="date" office:date-value="2018-05-23" calcext:value-type="date">
            <text:p>23 mag 2018</text:p>
          </table:table-cell>
          <table:table-cell table:style-name="ce95" table:content-validation-name="val5" office:value-type="time" office:time-value="PT12H00M00S" calcext:value-type="time">
            <text:p>12:00</text:p>
          </table:table-cell>
          <table:table-cell table:style-name="ce100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07" office:value-type="float" office:value="54" calcext:value-type="float" table:number-columns-spanned="1" table:number-rows-spanned="2">
            <text:p>54</text:p>
          </table:table-cell>
          <table:table-cell table:style-name="ce6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70" table:formula="of:=IF([.$G81]+[.$I81]=0;;[.$G81]-[.$I81])" office:value-type="float" office:value="-34" calcext:value-type="float">
            <text:p>-34</text:p>
          </table:table-cell>
          <table:table-cell table:style-name="ce6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54" table:formula="of:=IF([.$G81]+[.$I81]=0;;IF([.$I81]&gt;[.$G81];1;0))" office:value-type="float" office:value="1" calcext:value-type="float">
            <text:p>1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70" table:formula="of:=IF([.$G81]+[.$I81]=0;;[.$I81]-[.$G81])" office:value-type="float" office:value="34" calcext:value-type="float">
            <text:p>+34</text:p>
          </table:table-cell>
          <table:table-cell table:style-name="ce77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77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89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ce81" table:number-columns-repeated="3"/>
          <table:table-cell table:number-columns-repeated="4"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4"/>
        <table:table-column table:style-name="co16" table:default-cell-style-name="ce4"/>
        <table:table-column table:style-name="co29" table:default-cell-style-name="ce4"/>
        <table:table-column table:style-name="co30" table:number-columns-repeated="5" table:default-cell-style-name="ce4"/>
        <table:table-column table:style-name="co29" table:default-cell-style-name="ce4"/>
        <table:table-column table:style-name="co31" table:default-cell-style-name="ce120"/>
        <table:table-column table:style-name="co10" table:number-columns-repeated="2" table:default-cell-style-name="ce124"/>
        <table:table-column table:style-name="co9" table:default-cell-style-name="ce130"/>
        <table:table-row table:style-name="ro1">
          <table:table-cell table:style-name="ce111" office:value-type="string" calcext:value-type="string">
            <text:p>CALENDARIO DEFINITIVO</text:p>
          </table:table-cell>
          <table:table-cell table:style-name="ce117" table:number-columns-repeated="2"/>
          <table:table-cell table:style-name="ce119" table:number-columns-repeated="3"/>
          <table:table-cell table:style-name="ce117"/>
          <table:table-cell table:style-name="Default" table:number-columns-repeated="2"/>
          <table:table-cell table:number-columns-repeated="2"/>
          <table:table-cell table:style-name="ce129" office:value-type="string" calcext:value-type="string" table:number-columns-spanned="2" table:number-rows-spanned="3">
            <text:p>LOGO</text:p>
          </table:table-cell>
          <table:covered-table-cell table:style-name="ce117"/>
        </table:table-row>
        <table:table-row table:style-name="ro1">
          <table:table-cell table:style-name="ce111" office:value-type="string" calcext:value-type="string">
            <text:p>Campionato</text:p>
          </table:table-cell>
          <table:table-cell table:style-name="ce117" table:number-columns-repeated="2"/>
          <table:table-cell table:style-name="ce119" table:number-columns-repeated="3"/>
          <table:table-cell table:style-name="ce117"/>
          <table:table-cell table:style-name="Default" table:number-columns-repeated="2"/>
          <table:table-cell table:number-columns-repeated="2"/>
          <table:covered-table-cell table:number-columns-repeated="2" table:style-name="ce117"/>
        </table:table-row>
        <table:table-row table:style-name="ro1">
          <table:table-cell table:style-name="ce111" office:value-type="string" calcext:value-type="string">
            <text:p>Girone &amp; Stagione</text:p>
          </table:table-cell>
          <table:table-cell table:style-name="ce117" table:number-columns-repeated="2"/>
          <table:table-cell table:style-name="ce119" table:number-columns-repeated="3"/>
          <table:table-cell table:style-name="ce117"/>
          <table:table-cell table:style-name="Default" table:number-columns-repeated="2"/>
          <table:table-cell table:number-columns-repeated="2"/>
          <table:covered-table-cell table:number-columns-repeated="2" table:style-name="ce117"/>
        </table:table-row>
        <table:table-row table:style-name="ro1">
          <table:table-cell table:number-columns-repeated="13"/>
        </table:table-row>
        <table:table-row table:style-name="ro1">
          <table:table-cell table:style-name="ce113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18"/>
          <table:covered-table-cell table:style-name="ce121"/>
          <table:covered-table-cell table:number-columns-repeated="2" table:style-name="ce125"/>
          <table:covered-table-cell table:style-name="ce131"/>
        </table:table-row>
        <table:table-row table:style-name="ro1">
          <table:table-cell table:number-columns-repeated="13"/>
        </table:table-row>
        <table:table-row table:style-name="ro1">
          <table:table-cell table:style-name="ce114" office:value-type="string" calcext:value-type="string" table:number-columns-spanned="1" table:number-rows-spanned="2">
            <text:p>P</text:p>
          </table:table-cell>
          <table:table-cell table:style-name="ce114" office:value-type="string" calcext:value-type="string" table:number-columns-spanned="1" table:number-rows-spanned="2">
            <text:p>Classifica</text:p>
          </table:table-cell>
          <table:table-cell table:style-name="ce114" office:value-type="string" calcext:value-type="string" table:number-columns-spanned="1" table:number-rows-spanned="2">
            <text:p>Pun</text:p>
          </table:table-cell>
          <table:table-cell table:style-name="ce114" office:value-type="string" calcext:value-type="string" table:number-columns-spanned="4" table:number-rows-spanned="1">
            <text:p>Partite</text:p>
          </table:table-cell>
          <table:covered-table-cell table:number-columns-repeated="3" table:style-name="ce115"/>
          <table:table-cell table:style-name="ce114" office:value-type="string" calcext:value-type="string" table:number-columns-spanned="3" table:number-rows-spanned="1">
            <text:p>Punti</text:p>
          </table:table-cell>
          <table:covered-table-cell table:style-name="ce115"/>
          <table:covered-table-cell table:style-name="ce122"/>
          <table:table-cell table:style-name="ce126" office:value-type="string" calcext:value-type="string" table:number-columns-spanned="3" table:number-rows-spanned="1">
            <text:p>Media</text:p>
          </table:table-cell>
          <table:covered-table-cell table:style-name="ce127"/>
          <table:covered-table-cell table:style-name="ce132"/>
        </table:table-row>
        <table:table-row table:style-name="ro1">
          <table:covered-table-cell table:number-columns-repeated="3" table:style-name="ce115"/>
          <table:table-cell table:style-name="ce115" office:value-type="string" calcext:value-type="string">
            <text:p>G</text:p>
          </table:table-cell>
          <table:table-cell table:style-name="ce115" office:value-type="string" calcext:value-type="string">
            <text:p>V</text:p>
          </table:table-cell>
          <table:table-cell table:style-name="ce115" office:value-type="string" calcext:value-type="string">
            <text:p>P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Fat</text:p>
          </table:table-cell>
          <table:table-cell table:style-name="ce115" office:value-type="string" calcext:value-type="string">
            <text:p>Sub</text:p>
          </table:table-cell>
          <table:table-cell table:style-name="ce122" office:value-type="string" calcext:value-type="string">
            <text:p>Dif</text:p>
          </table:table-cell>
          <table:table-cell table:style-name="ce127" office:value-type="string" calcext:value-type="string">
            <text:p>Fat</text:p>
          </table:table-cell>
          <table:table-cell table:style-name="ce127" office:value-type="string" calcext:value-type="string">
            <text:p>Sub</text:p>
          </table:table-cell>
          <table:table-cell table:style-name="ce132" office:value-type="string" calcext:value-type="string">
            <text:p>Dif</text:p>
          </table:table-cell>
        </table:table-row>
        <table:table-row table:style-name="ro1">
          <table:table-cell table:style-name="ce116" office:value-type="float" office:value="1" calcext:value-type="float">
            <text:p>1</text:p>
          </table:table-cell>
          <table:table-cell table:style-name="ce116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116" table:formula="of:=VLOOKUP([.A9];areaCercaDatiPerPosizioneSquadre;4;0)" office:value-type="float" office:value="11" calcext:value-type="float">
            <text:p>11</text:p>
          </table:table-cell>
          <table:table-cell table:style-name="ce116" table:formula="of:=VLOOKUP([.A9];areaCercaDatiPerPosizioneSquadre;5;0)" office:value-type="float" office:value="6" calcext:value-type="float">
            <text:p>6</text:p>
          </table:table-cell>
          <table:table-cell table:style-name="ce116" table:formula="of:=VLOOKUP([.A9];areaCercaDatiPerPosizioneSquadre;6;0)" office:value-type="float" office:value="5" calcext:value-type="float">
            <text:p>5</text:p>
          </table:table-cell>
          <table:table-cell table:style-name="ce116" table:formula="of:=VLOOKUP([.A9];areaCercaDatiPerPosizioneSquadre;7;0)" office:value-type="float" office:value="1" calcext:value-type="float">
            <text:p>1</text:p>
          </table:table-cell>
          <table:table-cell table:style-name="ce116" table:formula="of:=VLOOKUP([.A9];areaCercaDatiPerPosizioneSquadre;8;0)" office:value-type="float" office:value="0" calcext:value-type="float">
            <text:p>0</text:p>
          </table:table-cell>
          <table:table-cell table:style-name="ce116" table:formula="of:=VLOOKUP([.A9];areaCercaDatiPerPosizioneSquadre;9;0)" office:value-type="float" office:value="298" calcext:value-type="float">
            <text:p>298</text:p>
          </table:table-cell>
          <table:table-cell table:style-name="ce116" table:formula="of:=VLOOKUP([.A9];areaCercaDatiPerPosizioneSquadre;10;0)" office:value-type="float" office:value="250" calcext:value-type="float">
            <text:p>250</text:p>
          </table:table-cell>
          <table:table-cell table:style-name="ce123" table:formula="of:=VLOOKUP([.A9];areaCercaDatiPerPosizioneSquadre;11;0)" office:value-type="float" office:value="48" calcext:value-type="float">
            <text:p>+48</text:p>
          </table:table-cell>
          <table:table-cell table:style-name="ce128" table:formula="of:=VLOOKUP([.A9];areaCercaDatiPerPosizioneSquadre;12;0)" office:value-type="float" office:value="49.67" calcext:value-type="float">
            <text:p>49,67</text:p>
          </table:table-cell>
          <table:table-cell table:style-name="ce128" table:formula="of:=VLOOKUP([.A9];areaCercaDatiPerPosizioneSquadre;13;0)" office:value-type="float" office:value="41.67" calcext:value-type="float">
            <text:p>41,67</text:p>
          </table:table-cell>
          <table:table-cell table:style-name="ce133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116" office:value-type="float" office:value="2" calcext:value-type="float">
            <text:p>2</text:p>
          </table:table-cell>
          <table:table-cell table:style-name="ce116" table:formula="of:=VLOOKUP([.A10];areaCercaDatiPerPosizioneSquadre;2;0)" office:value-type="string" office:string-value="Delfini" calcext:value-type="string">
            <text:p>Delfini</text:p>
          </table:table-cell>
          <table:table-cell table:style-name="ce116" table:formula="of:=VLOOKUP([.A10];areaCercaDatiPerPosizioneSquadre;4;0)" office:value-type="float" office:value="11" calcext:value-type="float">
            <text:p>11</text:p>
          </table:table-cell>
          <table:table-cell table:style-name="ce116" table:formula="of:=VLOOKUP([.A10];areaCercaDatiPerPosizioneSquadre;5;0)" office:value-type="float" office:value="6" calcext:value-type="float">
            <text:p>6</text:p>
          </table:table-cell>
          <table:table-cell table:style-name="ce116" table:formula="of:=VLOOKUP([.A10];areaCercaDatiPerPosizioneSquadre;6;0)" office:value-type="float" office:value="5" calcext:value-type="float">
            <text:p>5</text:p>
          </table:table-cell>
          <table:table-cell table:style-name="ce116" table:formula="of:=VLOOKUP([.A10];areaCercaDatiPerPosizioneSquadre;7;0)" office:value-type="float" office:value="1" calcext:value-type="float">
            <text:p>1</text:p>
          </table:table-cell>
          <table:table-cell table:style-name="ce116" table:formula="of:=VLOOKUP([.A10];areaCercaDatiPerPosizioneSquadre;8;0)" office:value-type="float" office:value="0" calcext:value-type="float">
            <text:p>0</text:p>
          </table:table-cell>
          <table:table-cell table:style-name="ce116" table:formula="of:=VLOOKUP([.A10];areaCercaDatiPerPosizioneSquadre;9;0)" office:value-type="float" office:value="319" calcext:value-type="float">
            <text:p>319</text:p>
          </table:table-cell>
          <table:table-cell table:style-name="ce116" table:formula="of:=VLOOKUP([.A10];areaCercaDatiPerPosizioneSquadre;10;0)" office:value-type="float" office:value="254" calcext:value-type="float">
            <text:p>254</text:p>
          </table:table-cell>
          <table:table-cell table:style-name="ce123" table:formula="of:=VLOOKUP([.A10];areaCercaDatiPerPosizioneSquadre;11;0)" office:value-type="float" office:value="65" calcext:value-type="float">
            <text:p>+65</text:p>
          </table:table-cell>
          <table:table-cell table:style-name="ce128" table:formula="of:=VLOOKUP([.A10];areaCercaDatiPerPosizioneSquadre;12;0)" office:value-type="float" office:value="53.17" calcext:value-type="float">
            <text:p>53,17</text:p>
          </table:table-cell>
          <table:table-cell table:style-name="ce128" table:formula="of:=VLOOKUP([.A10];areaCercaDatiPerPosizioneSquadre;13;0)" office:value-type="float" office:value="42.33" calcext:value-type="float">
            <text:p>42,33</text:p>
          </table:table-cell>
          <table:table-cell table:style-name="ce133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116" office:value-type="float" office:value="3" calcext:value-type="float">
            <text:p>3</text:p>
          </table:table-cell>
          <table:table-cell table:style-name="ce116" table:formula="of:=VLOOKUP([.A11];areaCercaDatiPerPosizioneSquadre;2;0)" office:value-type="string" office:string-value="Elefanti" calcext:value-type="string">
            <text:p>Elefanti</text:p>
          </table:table-cell>
          <table:table-cell table:style-name="ce116" table:formula="of:=VLOOKUP([.A11];areaCercaDatiPerPosizioneSquadre;4;0)" office:value-type="float" office:value="10" calcext:value-type="float">
            <text:p>10</text:p>
          </table:table-cell>
          <table:table-cell table:style-name="ce116" table:formula="of:=VLOOKUP([.A11];areaCercaDatiPerPosizioneSquadre;5;0)" office:value-type="float" office:value="6" calcext:value-type="float">
            <text:p>6</text:p>
          </table:table-cell>
          <table:table-cell table:style-name="ce116" table:formula="of:=VLOOKUP([.A11];areaCercaDatiPerPosizioneSquadre;6;0)" office:value-type="float" office:value="4" calcext:value-type="float">
            <text:p>4</text:p>
          </table:table-cell>
          <table:table-cell table:style-name="ce116" table:formula="of:=VLOOKUP([.A11];areaCercaDatiPerPosizioneSquadre;7;0)" office:value-type="float" office:value="2" calcext:value-type="float">
            <text:p>2</text:p>
          </table:table-cell>
          <table:table-cell table:style-name="ce116" table:formula="of:=VLOOKUP([.A11];areaCercaDatiPerPosizioneSquadre;8;0)" office:value-type="float" office:value="0" calcext:value-type="float">
            <text:p>0</text:p>
          </table:table-cell>
          <table:table-cell table:style-name="ce116" table:formula="of:=VLOOKUP([.A11];areaCercaDatiPerPosizioneSquadre;9;0)" office:value-type="float" office:value="351" calcext:value-type="float">
            <text:p>351</text:p>
          </table:table-cell>
          <table:table-cell table:style-name="ce116" table:formula="of:=VLOOKUP([.A11];areaCercaDatiPerPosizioneSquadre;10;0)" office:value-type="float" office:value="247" calcext:value-type="float">
            <text:p>247</text:p>
          </table:table-cell>
          <table:table-cell table:style-name="ce123" table:formula="of:=VLOOKUP([.A11];areaCercaDatiPerPosizioneSquadre;11;0)" office:value-type="float" office:value="104" calcext:value-type="float">
            <text:p>+104</text:p>
          </table:table-cell>
          <table:table-cell table:style-name="ce128" table:formula="of:=VLOOKUP([.A11];areaCercaDatiPerPosizioneSquadre;12;0)" office:value-type="float" office:value="58.5" calcext:value-type="float">
            <text:p>58,50</text:p>
          </table:table-cell>
          <table:table-cell table:style-name="ce128" table:formula="of:=VLOOKUP([.A11];areaCercaDatiPerPosizioneSquadre;13;0)" office:value-type="float" office:value="41.17" calcext:value-type="float">
            <text:p>41,17</text:p>
          </table:table-cell>
          <table:table-cell table:style-name="ce133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116" office:value-type="float" office:value="4" calcext:value-type="float">
            <text:p>4</text:p>
          </table:table-cell>
          <table:table-cell table:style-name="ce116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116" table:formula="of:=VLOOKUP([.A12];areaCercaDatiPerPosizioneSquadre;4;0)" office:value-type="float" office:value="9" calcext:value-type="float">
            <text:p>9</text:p>
          </table:table-cell>
          <table:table-cell table:style-name="ce116" table:formula="of:=VLOOKUP([.A12];areaCercaDatiPerPosizioneSquadre;5;0)" office:value-type="float" office:value="6" calcext:value-type="float">
            <text:p>6</text:p>
          </table:table-cell>
          <table:table-cell table:style-name="ce116" table:formula="of:=VLOOKUP([.A12];areaCercaDatiPerPosizioneSquadre;6;0)" office:value-type="float" office:value="3" calcext:value-type="float">
            <text:p>3</text:p>
          </table:table-cell>
          <table:table-cell table:style-name="ce116" table:formula="of:=VLOOKUP([.A12];areaCercaDatiPerPosizioneSquadre;7;0)" office:value-type="float" office:value="3" calcext:value-type="float">
            <text:p>3</text:p>
          </table:table-cell>
          <table:table-cell table:style-name="ce116" table:formula="of:=VLOOKUP([.A12];areaCercaDatiPerPosizioneSquadre;8;0)" office:value-type="float" office:value="0" calcext:value-type="float">
            <text:p>0</text:p>
          </table:table-cell>
          <table:table-cell table:style-name="ce116" table:formula="of:=VLOOKUP([.A12];areaCercaDatiPerPosizioneSquadre;9;0)" office:value-type="float" office:value="359" calcext:value-type="float">
            <text:p>359</text:p>
          </table:table-cell>
          <table:table-cell table:style-name="ce116" table:formula="of:=VLOOKUP([.A12];areaCercaDatiPerPosizioneSquadre;10;0)" office:value-type="float" office:value="279" calcext:value-type="float">
            <text:p>279</text:p>
          </table:table-cell>
          <table:table-cell table:style-name="ce123" table:formula="of:=VLOOKUP([.A12];areaCercaDatiPerPosizioneSquadre;11;0)" office:value-type="float" office:value="80" calcext:value-type="float">
            <text:p>+80</text:p>
          </table:table-cell>
          <table:table-cell table:style-name="ce128" table:formula="of:=VLOOKUP([.A12];areaCercaDatiPerPosizioneSquadre;12;0)" office:value-type="float" office:value="59.83" calcext:value-type="float">
            <text:p>59,83</text:p>
          </table:table-cell>
          <table:table-cell table:style-name="ce128" table:formula="of:=VLOOKUP([.A12];areaCercaDatiPerPosizioneSquadre;13;0)" office:value-type="float" office:value="46.5" calcext:value-type="float">
            <text:p>46,50</text:p>
          </table:table-cell>
          <table:table-cell table:style-name="ce133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116" office:value-type="float" office:value="5" calcext:value-type="float">
            <text:p>5</text:p>
          </table:table-cell>
          <table:table-cell table:style-name="ce116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116" table:formula="of:=VLOOKUP([.A13];areaCercaDatiPerPosizioneSquadre;4;0)" office:value-type="float" office:value="8" calcext:value-type="float">
            <text:p>8</text:p>
          </table:table-cell>
          <table:table-cell table:style-name="ce116" table:formula="of:=VLOOKUP([.A13];areaCercaDatiPerPosizioneSquadre;5;0)" office:value-type="float" office:value="6" calcext:value-type="float">
            <text:p>6</text:p>
          </table:table-cell>
          <table:table-cell table:style-name="ce116" table:formula="of:=VLOOKUP([.A13];areaCercaDatiPerPosizioneSquadre;6;0)" office:value-type="float" office:value="2" calcext:value-type="float">
            <text:p>2</text:p>
          </table:table-cell>
          <table:table-cell table:style-name="ce116" table:formula="of:=VLOOKUP([.A13];areaCercaDatiPerPosizioneSquadre;7;0)" office:value-type="float" office:value="4" calcext:value-type="float">
            <text:p>4</text:p>
          </table:table-cell>
          <table:table-cell table:style-name="ce116" table:formula="of:=VLOOKUP([.A13];areaCercaDatiPerPosizioneSquadre;8;0)" office:value-type="float" office:value="0" calcext:value-type="float">
            <text:p>0</text:p>
          </table:table-cell>
          <table:table-cell table:style-name="ce116" table:formula="of:=VLOOKUP([.A13];areaCercaDatiPerPosizioneSquadre;9;0)" office:value-type="float" office:value="223" calcext:value-type="float">
            <text:p>223</text:p>
          </table:table-cell>
          <table:table-cell table:style-name="ce116" table:formula="of:=VLOOKUP([.A13];areaCercaDatiPerPosizioneSquadre;10;0)" office:value-type="float" office:value="314" calcext:value-type="float">
            <text:p>314</text:p>
          </table:table-cell>
          <table:table-cell table:style-name="ce123" table:formula="of:=VLOOKUP([.A13];areaCercaDatiPerPosizioneSquadre;11;0)" office:value-type="float" office:value="-91" calcext:value-type="float">
            <text:p>-91</text:p>
          </table:table-cell>
          <table:table-cell table:style-name="ce128" table:formula="of:=VLOOKUP([.A13];areaCercaDatiPerPosizioneSquadre;12;0)" office:value-type="float" office:value="37.17" calcext:value-type="float">
            <text:p>37,17</text:p>
          </table:table-cell>
          <table:table-cell table:style-name="ce128" table:formula="of:=VLOOKUP([.A13];areaCercaDatiPerPosizioneSquadre;13;0)" office:value-type="float" office:value="52.33" calcext:value-type="float">
            <text:p>52,33</text:p>
          </table:table-cell>
          <table:table-cell table:style-name="ce133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116" office:value-type="float" office:value="6" calcext:value-type="float">
            <text:p>6</text:p>
          </table:table-cell>
          <table:table-cell table:style-name="ce116" table:formula="of:=VLOOKUP([.A14];areaCercaDatiPerPosizioneSquadre;2;0)" office:value-type="string" office:string-value="Gazzelle" calcext:value-type="string">
            <text:p>Gazzelle</text:p>
          </table:table-cell>
          <table:table-cell table:style-name="ce116" table:formula="of:=VLOOKUP([.A14];areaCercaDatiPerPosizioneSquadre;4;0)" office:value-type="float" office:value="8" calcext:value-type="float">
            <text:p>8</text:p>
          </table:table-cell>
          <table:table-cell table:style-name="ce116" table:formula="of:=VLOOKUP([.A14];areaCercaDatiPerPosizioneSquadre;5;0)" office:value-type="float" office:value="6" calcext:value-type="float">
            <text:p>6</text:p>
          </table:table-cell>
          <table:table-cell table:style-name="ce116" table:formula="of:=VLOOKUP([.A14];areaCercaDatiPerPosizioneSquadre;6;0)" office:value-type="float" office:value="2" calcext:value-type="float">
            <text:p>2</text:p>
          </table:table-cell>
          <table:table-cell table:style-name="ce116" table:formula="of:=VLOOKUP([.A14];areaCercaDatiPerPosizioneSquadre;7;0)" office:value-type="float" office:value="4" calcext:value-type="float">
            <text:p>4</text:p>
          </table:table-cell>
          <table:table-cell table:style-name="ce116" table:formula="of:=VLOOKUP([.A14];areaCercaDatiPerPosizioneSquadre;8;0)" office:value-type="float" office:value="0" calcext:value-type="float">
            <text:p>0</text:p>
          </table:table-cell>
          <table:table-cell table:style-name="ce116" table:formula="of:=VLOOKUP([.A14];areaCercaDatiPerPosizioneSquadre;9;0)" office:value-type="float" office:value="279" calcext:value-type="float">
            <text:p>279</text:p>
          </table:table-cell>
          <table:table-cell table:style-name="ce116" table:formula="of:=VLOOKUP([.A14];areaCercaDatiPerPosizioneSquadre;10;0)" office:value-type="float" office:value="309" calcext:value-type="float">
            <text:p>309</text:p>
          </table:table-cell>
          <table:table-cell table:style-name="ce123" table:formula="of:=VLOOKUP([.A14];areaCercaDatiPerPosizioneSquadre;11;0)" office:value-type="float" office:value="-30" calcext:value-type="float">
            <text:p>-30</text:p>
          </table:table-cell>
          <table:table-cell table:style-name="ce128" table:formula="of:=VLOOKUP([.A14];areaCercaDatiPerPosizioneSquadre;12;0)" office:value-type="float" office:value="46.5" calcext:value-type="float">
            <text:p>46,50</text:p>
          </table:table-cell>
          <table:table-cell table:style-name="ce128" table:formula="of:=VLOOKUP([.A14];areaCercaDatiPerPosizioneSquadre;13;0)" office:value-type="float" office:value="51.5" calcext:value-type="float">
            <text:p>51,50</text:p>
          </table:table-cell>
          <table:table-cell table:style-name="ce133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16" office:value-type="float" office:value="7" calcext:value-type="float">
            <text:p>7</text:p>
          </table:table-cell>
          <table:table-cell table:style-name="ce116" table:formula="of:=VLOOKUP([.A15];areaCercaDatiPerPosizioneSquadre;2;0)" office:value-type="string" office:string-value="Albatros" calcext:value-type="string">
            <text:p>Albatros</text:p>
          </table:table-cell>
          <table:table-cell table:style-name="ce116" table:formula="of:=VLOOKUP([.A15];areaCercaDatiPerPosizioneSquadre;4;0)" office:value-type="float" office:value="6" calcext:value-type="float">
            <text:p>6</text:p>
          </table:table-cell>
          <table:table-cell table:style-name="ce116" table:formula="of:=VLOOKUP([.A15];areaCercaDatiPerPosizioneSquadre;5;0)" office:value-type="float" office:value="6" calcext:value-type="float">
            <text:p>6</text:p>
          </table:table-cell>
          <table:table-cell table:style-name="ce116" table:formula="of:=VLOOKUP([.A15];areaCercaDatiPerPosizioneSquadre;6;0)" office:value-type="float" office:value="0" calcext:value-type="float">
            <text:p>0</text:p>
          </table:table-cell>
          <table:table-cell table:style-name="ce116" table:formula="of:=VLOOKUP([.A15];areaCercaDatiPerPosizioneSquadre;7;0)" office:value-type="float" office:value="6" calcext:value-type="float">
            <text:p>6</text:p>
          </table:table-cell>
          <table:table-cell table:style-name="ce116" table:formula="of:=VLOOKUP([.A15];areaCercaDatiPerPosizioneSquadre;8;0)" office:value-type="float" office:value="0" calcext:value-type="float">
            <text:p>0</text:p>
          </table:table-cell>
          <table:table-cell table:style-name="ce116" table:formula="of:=VLOOKUP([.A15];areaCercaDatiPerPosizioneSquadre;9;0)" office:value-type="float" office:value="149" calcext:value-type="float">
            <text:p>149</text:p>
          </table:table-cell>
          <table:table-cell table:style-name="ce116" table:formula="of:=VLOOKUP([.A15];areaCercaDatiPerPosizioneSquadre;10;0)" office:value-type="float" office:value="325" calcext:value-type="float">
            <text:p>325</text:p>
          </table:table-cell>
          <table:table-cell table:style-name="ce123" table:formula="of:=VLOOKUP([.A15];areaCercaDatiPerPosizioneSquadre;11;0)" office:value-type="float" office:value="-176" calcext:value-type="float">
            <text:p>-176</text:p>
          </table:table-cell>
          <table:table-cell table:style-name="ce128" table:formula="of:=VLOOKUP([.A15];areaCercaDatiPerPosizioneSquadre;12;0)" office:value-type="float" office:value="24.83" calcext:value-type="float">
            <text:p>24,83</text:p>
          </table:table-cell>
          <table:table-cell table:style-name="ce128" table:formula="of:=VLOOKUP([.A15];areaCercaDatiPerPosizioneSquadre;13;0)" office:value-type="float" office:value="54.17" calcext:value-type="float">
            <text:p>54,17</text:p>
          </table:table-cell>
          <table:table-cell table:style-name="ce133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>
          <table:table-cell table:style-name="ce116" office:value-type="float" office:value="8" calcext:value-type="float">
            <text:p>8</text:p>
          </table:table-cell>
          <table:table-cell table:style-name="ce116" table:formula="of:=VLOOKUP([.A16];areaCercaDatiPerPosizioneSquadre;2;0)" office:value-type="string" office:string-value="Leoni" calcext:value-type="string">
            <text:p>Leoni</text:p>
          </table:table-cell>
          <table:table-cell table:style-name="ce116" table:formula="of:=VLOOKUP([.A16];areaCercaDatiPerPosizioneSquadre;4;0)" office:value-type="float" office:value="0" calcext:value-type="float">
            <text:p>0</text:p>
          </table:table-cell>
          <table:table-cell table:style-name="ce116" table:formula="of:=VLOOKUP([.A16];areaCercaDatiPerPosizioneSquadre;5;0)" office:value-type="float" office:value="0" calcext:value-type="float">
            <text:p>0</text:p>
          </table:table-cell>
          <table:table-cell table:style-name="ce116" table:formula="of:=VLOOKUP([.A16];areaCercaDatiPerPosizioneSquadre;6;0)" office:value-type="float" office:value="0" calcext:value-type="float">
            <text:p>0</text:p>
          </table:table-cell>
          <table:table-cell table:style-name="ce116" table:formula="of:=VLOOKUP([.A16];areaCercaDatiPerPosizioneSquadre;7;0)" office:value-type="float" office:value="0" calcext:value-type="float">
            <text:p>0</text:p>
          </table:table-cell>
          <table:table-cell table:style-name="ce116" table:formula="of:=VLOOKUP([.A16];areaCercaDatiPerPosizioneSquadre;8;0)" office:value-type="float" office:value="0" calcext:value-type="float">
            <text:p>0</text:p>
          </table:table-cell>
          <table:table-cell table:style-name="ce116" table:formula="of:=VLOOKUP([.A16];areaCercaDatiPerPosizioneSquadre;9;0)" office:value-type="float" office:value="0" calcext:value-type="float">
            <text:p>0</text:p>
          </table:table-cell>
          <table:table-cell table:style-name="ce116" table:formula="of:=VLOOKUP([.A16];areaCercaDatiPerPosizioneSquadre;10;0)" office:value-type="float" office:value="0" calcext:value-type="float">
            <text:p>0</text:p>
          </table:table-cell>
          <table:table-cell table:style-name="ce123" table:formula="of:=VLOOKUP([.A16];areaCercaDatiPerPosizioneSquadre;11;0)" office:value-type="float" office:value="0" calcext:value-type="float">
            <text:p>+0</text:p>
          </table:table-cell>
          <table:table-cell table:style-name="ce128" table:formula="of:=VLOOKUP([.A16];areaCercaDatiPerPosizioneSquadre;12;0)" office:value-type="float" office:value="0" calcext:value-type="float">
            <text:p>0,00</text:p>
          </table:table-cell>
          <table:table-cell table:style-name="ce128" table:formula="of:=VLOOKUP([.A16];areaCercaDatiPerPosizioneSquadre;13;0)" office:value-type="float" office:value="0" calcext:value-type="float">
            <text:p>0,00</text:p>
          </table:table-cell>
          <table:table-cell table:style-name="ce133" table:formula="of:=VLOOKUP([.A16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16" office:value-type="float" office:value="9" calcext:value-type="float">
            <text:p>9</text:p>
          </table:table-cell>
          <table:table-cell table:style-name="ce116" table:formula="of:=VLOOKUP([.A17];areaCercaDatiPerPosizioneSquadre;2;0)" office:value-type="string" office:string-value="Marmotte" calcext:value-type="string">
            <text:p>Marmotte</text:p>
          </table:table-cell>
          <table:table-cell table:style-name="ce116" table:formula="of:=VLOOKUP([.A17];areaCercaDatiPerPosizioneSquadre;4;0)" office:value-type="float" office:value="0" calcext:value-type="float">
            <text:p>0</text:p>
          </table:table-cell>
          <table:table-cell table:style-name="ce116" table:formula="of:=VLOOKUP([.A17];areaCercaDatiPerPosizioneSquadre;5;0)" office:value-type="float" office:value="0" calcext:value-type="float">
            <text:p>0</text:p>
          </table:table-cell>
          <table:table-cell table:style-name="ce116" table:formula="of:=VLOOKUP([.A17];areaCercaDatiPerPosizioneSquadre;6;0)" office:value-type="float" office:value="0" calcext:value-type="float">
            <text:p>0</text:p>
          </table:table-cell>
          <table:table-cell table:style-name="ce116" table:formula="of:=VLOOKUP([.A17];areaCercaDatiPerPosizioneSquadre;7;0)" office:value-type="float" office:value="0" calcext:value-type="float">
            <text:p>0</text:p>
          </table:table-cell>
          <table:table-cell table:style-name="ce116" table:formula="of:=VLOOKUP([.A17];areaCercaDatiPerPosizioneSquadre;8;0)" office:value-type="float" office:value="0" calcext:value-type="float">
            <text:p>0</text:p>
          </table:table-cell>
          <table:table-cell table:style-name="ce116" table:formula="of:=VLOOKUP([.A17];areaCercaDatiPerPosizioneSquadre;9;0)" office:value-type="float" office:value="0" calcext:value-type="float">
            <text:p>0</text:p>
          </table:table-cell>
          <table:table-cell table:style-name="ce116" table:formula="of:=VLOOKUP([.A17];areaCercaDatiPerPosizioneSquadre;10;0)" office:value-type="float" office:value="0" calcext:value-type="float">
            <text:p>0</text:p>
          </table:table-cell>
          <table:table-cell table:style-name="ce123" table:formula="of:=VLOOKUP([.A17];areaCercaDatiPerPosizioneSquadre;11;0)" office:value-type="float" office:value="0" calcext:value-type="float">
            <text:p>+0</text:p>
          </table:table-cell>
          <table:table-cell table:style-name="ce128" table:formula="of:=VLOOKUP([.A17];areaCercaDatiPerPosizioneSquadre;12;0)" office:value-type="float" office:value="0" calcext:value-type="float">
            <text:p>0,00</text:p>
          </table:table-cell>
          <table:table-cell table:style-name="ce128" table:formula="of:=VLOOKUP([.A17];areaCercaDatiPerPosizioneSquadre;13;0)" office:value-type="float" office:value="0" calcext:value-type="float">
            <text:p>0,00</text:p>
          </table:table-cell>
          <table:table-cell table:style-name="ce133" table:formula="of:=VLOOKUP([.A17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16" office:value-type="float" office:value="10" calcext:value-type="float">
            <text:p>10</text:p>
          </table:table-cell>
          <table:table-cell table:style-name="ce116" table:formula="of:=VLOOKUP([.A18];areaCercaDatiPerPosizioneSquadre;2;0)" office:value-type="string" office:string-value="Iene" calcext:value-type="string">
            <text:p>Iene</text:p>
          </table:table-cell>
          <table:table-cell table:style-name="ce116" table:formula="of:=VLOOKUP([.A18];areaCercaDatiPerPosizioneSquadre;4;0)" office:value-type="float" office:value="0" calcext:value-type="float">
            <text:p>0</text:p>
          </table:table-cell>
          <table:table-cell table:style-name="ce116" table:formula="of:=VLOOKUP([.A18];areaCercaDatiPerPosizioneSquadre;5;0)" office:value-type="float" office:value="0" calcext:value-type="float">
            <text:p>0</text:p>
          </table:table-cell>
          <table:table-cell table:style-name="ce116" table:formula="of:=VLOOKUP([.A18];areaCercaDatiPerPosizioneSquadre;6;0)" office:value-type="float" office:value="0" calcext:value-type="float">
            <text:p>0</text:p>
          </table:table-cell>
          <table:table-cell table:style-name="ce116" table:formula="of:=VLOOKUP([.A18];areaCercaDatiPerPosizioneSquadre;7;0)" office:value-type="float" office:value="0" calcext:value-type="float">
            <text:p>0</text:p>
          </table:table-cell>
          <table:table-cell table:style-name="ce116" table:formula="of:=VLOOKUP([.A18];areaCercaDatiPerPosizioneSquadre;8;0)" office:value-type="float" office:value="0" calcext:value-type="float">
            <text:p>0</text:p>
          </table:table-cell>
          <table:table-cell table:style-name="ce116" table:formula="of:=VLOOKUP([.A18];areaCercaDatiPerPosizioneSquadre;9;0)" office:value-type="float" office:value="0" calcext:value-type="float">
            <text:p>0</text:p>
          </table:table-cell>
          <table:table-cell table:style-name="ce116" table:formula="of:=VLOOKUP([.A18];areaCercaDatiPerPosizioneSquadre;10;0)" office:value-type="float" office:value="0" calcext:value-type="float">
            <text:p>0</text:p>
          </table:table-cell>
          <table:table-cell table:style-name="ce123" table:formula="of:=VLOOKUP([.A18];areaCercaDatiPerPosizioneSquadre;11;0)" office:value-type="float" office:value="0" calcext:value-type="float">
            <text:p>+0</text:p>
          </table:table-cell>
          <table:table-cell table:style-name="ce128" table:formula="of:=VLOOKUP([.A18];areaCercaDatiPerPosizioneSquadre;12;0)" office:value-type="float" office:value="0" calcext:value-type="float">
            <text:p>0,00</text:p>
          </table:table-cell>
          <table:table-cell table:style-name="ce128" table:formula="of:=VLOOKUP([.A18];areaCercaDatiPerPosizioneSquadre;13;0)" office:value-type="float" office:value="0" calcext:value-type="float">
            <text:p>0,00</text:p>
          </table:table-cell>
          <table:table-cell table:style-name="ce133" table:formula="of:=VLOOKUP([.A18];areaCercaDatiPerPosizioneSquadre;14;0)" office:value-type="float" office:value="0" calcext:value-type="float">
            <text:p>+0,00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LENDARIO DEFINITIVO</text:p>
          </table:table-cell>
          <table:table-cell table:number-columns-repeated="2"/>
          <table:table-cell table:style-name="ce142" table:number-columns-repeated="3"/>
          <table:table-cell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2"/>
          <table:table-cell table:style-name="ce142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2"/>
          <table:table-cell table:style-name="ce142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142" table:number-columns-repeated="3"/>
          <table:table-cell table:number-columns-repeated="4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. A</text:p>
          </table:table-cell>
          <table:table-cell table:style-name="ce11" office:value-type="string" calcext:value-type="string">
            <text:p>Punti S. A</text:p>
          </table:table-cell>
          <table:table-cell table:style-name="ce11" office:value-type="string" calcext:value-type="string">
            <text:p>Diff. C.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. B</text:p>
          </table:table-cell>
          <table:table-cell table:style-name="ce11" office:value-type="string" calcext:value-type="string">
            <text:p>Punti S. B</text:p>
          </table:table-cell>
          <table:table-cell table:style-name="ce11" office:value-type="string" calcext:value-type="string">
            <text:p>Diff. C.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42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142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142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1-2</text:p>
          </table:table-cell>
          <table:table-cell table:style-name="ce38" table:formula="of:=IF(ISNUMBER([.A11]);ROMAN([.A11])&amp;&quot; GIORNATA&quot;;COM.MICROSOFT.SWITCH([.A11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142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13]=&quot;&quot;;&quot;&quot;;TEXT([.E1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9" calcext:value-type="float" table:number-columns-spanned="1" table:number-rows-spanned="2">
            <text:p>49</text:p>
          </table:table-cell>
          <table:table-cell/>
          <table:table-cell table:style-name="ce32" table:formula="of:=IF([.$B13]=&quot;&quot;;&quot;(Squadra A)&quot;;[.$B13])" office:value-type="string" office:string-value="Fenicotteri" calcext:value-type="string">
            <text:p>Fenicotteri</text:p>
          </table:table-cell>
          <table:table-cell table:style-name="ce11" table:formula="of:=IF([.$G13]+[.$I13]=0;;IF([.$G13]&gt;[.$I13];1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=&quot;0-20&quot;;1;0)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&lt;&gt;&quot;0-20&quot;;1;0);0))" office:value-type="float" office:value="1" calcext:value-type="float">
            <text:p>1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37" table:formula="of:=IF([.$G13]+[.$I13]=0;;[.$G13]-[.$I13])" office:value-type="float" office:value="-4" calcext:value-type="float">
            <text:p>-4</text:p>
          </table:table-cell>
          <table:table-cell table:style-name="ce32" table:formula="of:=IF([.$C13]=&quot;&quot;;&quot;(Squadra B)&quot;;[.$C13])" office:value-type="string" office:string-value="Delfini" calcext:value-type="string">
            <text:p>Delfini</text:p>
          </table:table-cell>
          <table:table-cell table:style-name="ce11" table:formula="of:=IF([.$G13]+[.$I13]=0;;IF([.$I13]&gt;[.$G13];1;0))" office:value-type="float" office:value="1" calcext:value-type="float">
            <text:p>1</text:p>
          </table:table-cell>
          <table:table-cell table:style-name="ce60" table:formula="of:=IF([.$G13]+[.$I13]=0;;IF([.$I13]&lt;[.$G13];IF([.$G13]&amp;&quot;-&quot;&amp;[.$I13]=&quot;20-0&quot;;1;0);0))" office:value-type="float" office:value="0" calcext:value-type="float">
            <text:p>0</text:p>
          </table:table-cell>
          <table:table-cell table:style-name="ce60" table:formula="of:=IF([.$G13]+[.$I13]=0;;IF([.$I13]&lt;[.$G13];IF([.$G13]&amp;&quot;-&quot;&amp;[.$I13]&lt;&gt;&quot;20-0&quot;;1;0);0))" office:value-type="float" office:value="0" calcext:value-type="float">
            <text:p>0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37" table:formula="of:=IF([.$G13]+[.$I13]=0;;[.$I13]-[.$G13])" office:value-type="float" office:value="4" calcext:value-type="float">
            <text:p>+4</text:p>
          </table:table-cell>
          <table:table-cell table:style-name="ce60" table:formula="of:=IF([.$G13]+[.$I13]=0;&quot;(Vincente)&quot;;IF([.$G13]&gt;[.$I13];[.$B13];[.$C13]))" office:value-type="string" office:string-value="Delfini" calcext:value-type="string">
            <text:p>Delfini</text:p>
          </table:table-cell>
          <table:table-cell table:style-name="ce60" table:formula="of:=IF([.$G13]+[.$I13]=0;&quot;(Perdente)&quot;;IF([.$G13]&lt;[.$I13];[.$B13];[.$C13]))" office:value-type="string" office:string-value="Fenicotteri" calcext:value-type="string">
            <text:p>Fenicotter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4]=&quot;&quot;;&quot;&quot;;HYPERLINK(VLOOKUP([.B1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142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3-4</text:p>
          </table:table-cell>
          <table:table-cell table:style-name="ce38" table:formula="of:=IF(ISNUMBER([.A16]);ROMAN([.A16])&amp;&quot; GIORNATA&quot;;COM.MICROSOFT.SWITCH([.A16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142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8]=&quot;&quot;;&quot;&quot;;TEXT([.E1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18]=&quot;&quot;;&quot;(Squadra A)&quot;;[.$B18])" office:value-type="string" office:string-value="Elefanti" calcext:value-type="string">
            <text:p>Elefanti</text:p>
          </table:table-cell>
          <table:table-cell table:style-name="ce11" table:formula="of:=IF([.$G18]+[.$I18]=0;;IF([.$G18]&gt;[.$I18];1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=&quot;0-20&quot;;1;0)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&lt;&gt;&quot;0-20&quot;;1;0);0))" office:value-type="float" office:value="1" calcext:value-type="float">
            <text:p>1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37" table:formula="of:=IF([.$G18]+[.$I18]=0;;[.$G18]-[.$I18])" office:value-type="float" office:value="-11" calcext:value-type="float">
            <text:p>-11</text:p>
          </table:table-cell>
          <table:table-cell table:style-name="ce32" table:formula="of:=IF([.$C18]=&quot;&quot;;&quot;(Squadra B)&quot;;[.$C18])" office:value-type="string" office:string-value="Barracuda" calcext:value-type="string">
            <text:p>Barracuda</text:p>
          </table:table-cell>
          <table:table-cell table:style-name="ce11" table:formula="of:=IF([.$G18]+[.$I18]=0;;IF([.$I18]&gt;[.$G18];1;0))" office:value-type="float" office:value="1" calcext:value-type="float">
            <text:p>1</text:p>
          </table:table-cell>
          <table:table-cell table:style-name="ce60" table:formula="of:=IF([.$G18]+[.$I18]=0;;IF([.$I18]&lt;[.$G18];IF([.$G18]&amp;&quot;-&quot;&amp;[.$I18]=&quot;20-0&quot;;1;0);0))" office:value-type="float" office:value="0" calcext:value-type="float">
            <text:p>0</text:p>
          </table:table-cell>
          <table:table-cell table:style-name="ce60" table:formula="of:=IF([.$G18]+[.$I18]=0;;IF([.$I18]&lt;[.$G18];IF([.$G18]&amp;&quot;-&quot;&amp;[.$I18]&lt;&gt;&quot;20-0&quot;;1;0);0))" office:value-type="float" office:value="0" calcext:value-type="float">
            <text:p>0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37" table:formula="of:=IF([.$G18]+[.$I18]=0;;[.$I18]-[.$G18])" office:value-type="float" office:value="11" calcext:value-type="float">
            <text:p>+11</text:p>
          </table:table-cell>
          <table:table-cell table:style-name="ce60" table:formula="of:=IF([.$G18]+[.$I18]=0;&quot;(Vincente)&quot;;IF([.$G18]&gt;[.$I18];[.$B18];[.$C18]))" office:value-type="string" office:string-value="Barracuda" calcext:value-type="string">
            <text:p>Barracuda</text:p>
          </table:table-cell>
          <table:table-cell table:style-name="ce60" table:formula="of:=IF([.$G18]+[.$I18]=0;&quot;(Perdente)&quot;;IF([.$G18]&lt;[.$I18];[.$B18];[.$C18]))" office:value-type="string" office:string-value="Elefanti" calcext:value-type="string">
            <text:p>Elefant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9]=&quot;&quot;;&quot;&quot;;HYPERLINK(VLOOKUP([.B1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5"/>
          <table:table-cell table:style-name="ce97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2"/>
        <table:named-range table:name="areaNomiCampiSquadre" table:base-cell-address="$Squadre.$K$1" table:cell-range-address="$Squadre.$B$3:.$B$12"/>
        <table:named-range table:name="areaNomiSquadreSquadre" table:base-cell-address="$Squadre.$A$2" table:cell-range-address="$Squadre.$A$3:.$A$12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P0" style:volatile="true">
      <number:text>+</number:text>
      <number:number number:decimal-places="0" number:min-decimal-places="0" number:min-integer-digits="1"/>
    </number:number-style>
    <number:number-style style:name="N110">
      <number:text>-</number:text>
      <number:number number:decimal-places="0" number:min-decimal-places="0" number:min-integer-digits="1"/>
      <style:map style:condition="value()&gt;=0" style:apply-style-name="N110P0"/>
    </number:number-style>
    <number:number-style style:name="N111P0" style:volatile="true">
      <number:text>+</number:text>
      <number:number number:decimal-places="2" number:min-decimal-places="2" number:min-integer-digits="1"/>
    </number:number-style>
    <number:number-style style:name="N111">
      <number:text>-</number:text>
      <number:number number:decimal-places="2" number:min-decimal-places="2" number:min-integer-digits="1"/>
      <style:map style:condition="value()&gt;=0" style:apply-style-name="N111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7:29:29.26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2T18:31:38.524000000</dc:date>
    <meta:editing-duration>PT5H9M6S</meta:editing-duration>
    <meta:editing-cycles>51</meta:editing-cycles>
    <meta:generator>LibreOffice/7.1.2.2$Windows_X86_64 LibreOffice_project/8a45595d069ef5570103caea1b71cc9d82b2aae4</meta:generator>
    <meta:document-statistic meta:table-count="5" meta:cell-count="1414" meta:object-count="0"/>
  </office:meta>
</office:document-meta>
</file>